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757cm" fo:min-width="2.114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767cm" fo:min-width="2.114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956cm" fo:min-width="3.23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804cm" fo:min-width="2.114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15cm" fo:min-width="2.962cm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15cm" fo:min-width="2.962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756cm" fo:min-width="2.114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766cm" fo:min-width="2.114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805cm" fo:min-width="2.114cm" fo:padding-top="0.165cm" fo:padding-bottom="0.165cm" fo:padding-left="0.29cm" fo:padding-right="0.29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956cm" fo:min-width="3.992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762cm" fo:min-width="2.114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956cm" fo:min-width="4.5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705cm" fo:min-width="2.114cm" fo:padding-top="0.165cm" fo:padding-bottom="0.165cm" fo:padding-left="0.29cm" fo:padding-right="0.29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3.328cm" fo:min-width="0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</style:style>
    <style:style style:name="gr20" style:family="graphic" style:parent-style-name="standard">
      <style:graphic-properties draw:stroke="solid" svg:stroke-width="0.081cm" svg:stroke-color="#000000" draw:marker-start-width="0.321cm" draw:marker-end-width="0.321cm" draw:fill="none" draw:fill-color="#ffffff" draw:auto-grow-height="true" draw:auto-grow-width="false" fo:max-height="0cm" fo:min-height="7.111cm" fo:padding-top="0.165cm" fo:padding-bottom="0.165cm" fo:padding-left="0.29cm" fo:padding-right="0.29cm"/>
    </style:style>
    <style:style style:name="gr21" style:family="graphic" style:parent-style-name="standard">
      <style:graphic-properties draw:stroke="solid" svg:stroke-width="0.081cm" svg:stroke-color="#000000" draw:marker-start-width="0.321cm" draw:marker-end-width="0.321cm" draw:fill="none" draw:fill-color="#ffffff" draw:auto-grow-height="true" draw:auto-grow-width="false" fo:max-height="0cm" fo:min-height="4.632cm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336cm"/>
    </style:style>
    <style:style style:name="gr2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4.402cm" fo:min-width="9.326cm" fo:padding-top="0.165cm" fo:padding-bottom="0.165cm" fo:padding-left="0.29cm" fo:padding-right="0.2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</style:style>
    <style:style style:name="gr25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771cm" fo:min-width="4.501cm" fo:padding-top="0.165cm" fo:padding-bottom="0.165cm" fo:padding-left="0.29cm" fo:padding-right="0.29cm"/>
    </style:style>
    <style:style style:name="gr26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27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6.274cm" fo:min-width="10.596cm" fo:padding-top="0.165cm" fo:padding-bottom="0.165cm" fo:padding-left="0.29cm" fo:padding-right="0.29cm"/>
    </style:style>
    <style:style style:name="gr2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771cm" fo:min-width="6.787cm" fo:padding-top="0.165cm" fo:padding-bottom="0.165cm" fo:padding-left="0.29cm" fo:padding-right="0.29cm"/>
    </style:style>
    <style:style style:name="gr29" style:family="graphic">
      <style:graphic-properties style:protect="size"/>
    </style:style>
    <style:style style:name="gr30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459cm" fo:min-width="2.114cm" fo:padding-top="0.165cm" fo:padding-bottom="0.165cm" fo:padding-left="0.29cm" fo:padding-right="0.29cm"/>
    </style:style>
    <style:style style:name="gr3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993cm" fo:min-width="3.23cm" fo:padding-top="0.165cm" fo:padding-bottom="0.165cm" fo:padding-left="0.29cm" fo:padding-right="0.29cm"/>
    </style:style>
    <style:style style:name="gr3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073cm" fo:min-width="3.23cm" fo:padding-top="0.165cm" fo:padding-bottom="0.165cm" fo:padding-left="0.29cm" fo:padding-right="0.29cm"/>
    </style:style>
    <style:style style:name="gr3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528cm" fo:min-width="2.114cm" fo:padding-top="0.165cm" fo:padding-bottom="0.165cm" fo:padding-left="0.29cm" fo:padding-right="0.29cm"/>
    </style:style>
    <style:style style:name="gr3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458cm" fo:min-width="2.114cm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992cm" fo:min-width="3.23cm" fo:padding-top="0.165cm" fo:padding-bottom="0.165cm" fo:padding-left="0.29cm" fo:padding-right="0.29cm"/>
    </style:style>
    <style:style style:name="gr36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072cm" fo:min-width="3.23cm" fo:padding-top="0.165cm" fo:padding-bottom="0.165cm" fo:padding-left="0.29cm" fo:padding-right="0.29cm"/>
    </style:style>
    <style:style style:name="gr37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3.276cm" fo:min-width="0cm" fo:padding-top="0.151cm" fo:padding-bottom="0.151cm" fo:padding-left="0.276cm" fo:padding-right="0.276cm"/>
    </style:style>
    <style:style style:name="gr3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1.854cm" fo:min-width="9.326cm" fo:padding-top="0.165cm" fo:padding-bottom="0.165cm" fo:padding-left="0.29cm" fo:padding-right="0.29cm"/>
    </style:style>
    <style:style style:name="gr3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401cm" fo:min-width="2.114cm" fo:padding-top="0.165cm" fo:padding-bottom="0.165cm" fo:padding-left="0.29cm" fo:padding-right="0.29cm"/>
    </style:style>
    <style:style style:name="gr40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4cm" fo:min-width="2.114cm" fo:padding-top="0.165cm" fo:padding-bottom="0.165cm" fo:padding-left="0.29cm" fo:padding-right="0.29cm"/>
    </style:style>
    <style:style style:name="gr4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FreeMono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none"/>
      <style:paragraph-properties fo:text-align="center"/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style:font-name="Courier 10 Pitch" fo:font-size="8pt" style:font-size-asian="8pt" style:font-size-complex="8pt"/>
    </style:style>
    <style:style style:name="P7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/>
    </style:style>
    <style:style style:name="P8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9" style:family="paragraph">
      <loext:graphic-properties draw:fill-color="#ffffff"/>
    </style:style>
    <style:style style:name="T1" style:family="text">
      <style:text-properties style:font-name="FreeMono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Courier 10 Pitch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Courier 10 Pitch" fo:font-size="8pt" style:font-size-asian="8pt" style:font-size-complex="8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3" draw:id="id3" draw:layer="layout" svg:width="3.81cm" svg:height="1.535cm" svg:x="13.727cm" svg:y="21.826cm">
          <text:p text:style-name="P1"><text:span text:style-name="T1">Repack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3.81cm" svg:height="1.549cm" svg:x="13.727cm" svg:y="28.346cm">
          <text:p text:style-name="P1"><text:span text:style-name="T1">Calib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3.81cm" svg:height="2.286cm" svg:x="13.727cm" svg:y="24.052cm">
          <text:p text:style-name="P1"><text:span text:style-name="T2">DetMessag</text:span><text:span text:style-name="T2">e</text:span></text:p>
          <text:p text:style-name="P1"><text:span text:style-name="T2">&lt;st,stCh,</text:span><text:span text:style-name="T2">val&gt;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81cm" svg:height="2.286cm" svg:x="13.727cm" svg:y="18.152cm">
          <text:p text:style-name="P1"><text:span text:style-name="T2">RawMessag</text:span><text:span text:style-name="T2">e</text:span></text:p>
          <text:p text:style-name="P1"><text:span text:style-name="T2">&lt;elCh,val</text:span><text:span text:style-name="T2">&gt;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3.81cm" svg:height="1.604cm" svg:x="13.727cm" svg:y="15.803cm">
          <text:p text:style-name="P1"><text:span text:style-name="T1">Unpack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81cm" svg:height="2.748cm" svg:x="13.727cm" svg:y="12.2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13.727cm" svg:y1="13.587cm" svg:x2="17.537cm" svg:y2="13.587cm">
          <text:p text:style-name="P1"><text:span text:style-name="T1">E</text:span><text:span text:style-name="T1">l</text:span><text:span text:style-name="T1">e</text:span><text:span text:style-name="T1">c</text:span><text:span text:style-name="T1">t</text:span><text:span text:style-name="T1">r</text:span><text:span text:style-name="T1">. </text:span><text:span text:style-name="T1">b</text:span><text:span text:style-name="T1">l</text:span><text:span text:style-name="T1">o</text:span><text:span text:style-name="T1">c</text:span><text:span text:style-name="T1">k</text:span></text:p>
          <text:p text:style-name="P1"><text:span text:style-name="T1"/></text:p>
          <text:p text:style-name="P1"><text:span text:style-name="T1">(</text:span><text:span text:style-name="T1">T</text:span><text:span text:style-name="T1">D</text:span><text:span text:style-name="T1">C</text:span><text:span text:style-name="T1">)</text:span></text:p>
        </draw:line>
        <draw:custom-shape draw:style-name="gr7" draw:text-style-name="P4" draw:layer="layout" svg:width="0.254cm" svg:height="0.254cm" svg:x="14.093cm" svg:y="1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16" draw:id="id16" draw:layer="layout" svg:width="0.254cm" svg:height="0.254cm" svg:x="14.494cm" svg:y="14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4.894cm" svg:y="14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5.294cm" svg:y="14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5.694cm" svg:y="14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6.095cm" svg:y="14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6.495cm" svg:y="14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6.895cm" svg:y="14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4.094cm" svg:y="12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18" draw:id="id18" draw:layer="layout" svg:width="0.254cm" svg:height="0.254cm" svg:x="14.495cm" svg:y="12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4.895cm" svg:y="12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5.295cm" svg:y="12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5.695cm" svg:y="12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6.096cm" svg:y="12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6.496cm" svg:y="12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6.896cm" svg:y="12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" draw:text-style-name="P4" draw:layer="layout" svg:width="3.81cm" svg:height="2.748cm" svg:x="13.728cm" svg:y="5.014cm">
            <text:p text:style-name="P1">Sta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4" draw:layer="layout" svg:width="0.254cm" svg:height="0.254cm" svg:x="14.094cm" svg:y="7.2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254cm" svg:height="0.254cm" svg:x="14.495cm" svg:y="7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254cm" svg:height="0.254cm" svg:x="14.895cm" svg:y="7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254cm" svg:height="0.254cm" svg:x="15.295cm" svg:y="7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254cm" svg:height="0.254cm" svg:x="15.695cm" svg:y="7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254cm" svg:height="0.254cm" svg:x="16.096cm" svg:y="7.2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254cm" svg:height="0.254cm" svg:x="16.496cm" svg:y="7.2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254cm" svg:height="0.254cm" svg:x="16.896cm" svg:y="7.2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4" draw:layer="layout" svg:width="3.81cm" svg:height="2.748cm" svg:x="21.328cm" svg:y="8.6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21.328cm" svg:y1="9.988cm" svg:x2="25.138cm" svg:y2="9.988cm">
          <text:p text:style-name="P1"><text:span text:style-name="T1"><text:s/></text:span><text:span text:style-name="T1">A</text:span><text:span text:style-name="T1">n</text:span><text:span text:style-name="T1">a</text:span><text:span text:style-name="T1">l</text:span><text:span text:style-name="T1">o</text:span><text:span text:style-name="T1">g </text:span><text:span text:style-name="T1">e</text:span><text:span text:style-name="T1">l</text:span><text:span text:style-name="T1">e</text:span><text:span text:style-name="T1">c</text:span><text:span text:style-name="T1">t</text:span><text:span text:style-name="T1">r</text:span><text:span text:style-name="T1">.</text:span><text:span text:style-name="T1"><text:line-break/></text:span><text:span text:style-name="T1"><text:line-break/></text:span><text:span text:style-name="T1">b</text:span><text:span text:style-name="T1">l</text:span><text:span text:style-name="T1">o</text:span><text:span text:style-name="T1">c</text:span><text:span text:style-name="T1">k</text:span></text:p>
        </draw:line>
        <draw:custom-shape draw:style-name="gr7" draw:text-style-name="P4" xml:id="id20" draw:id="id20" draw:layer="layout" svg:width="0.254cm" svg:height="0.254cm" svg:x="22.095cm" svg:y="10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22.895cm" svg:y="10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23.696cm" svg:y="10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24.496cm" svg:y="10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19" draw:id="id19" draw:layer="layout" svg:width="0.254cm" svg:height="0.254cm" svg:x="21.695cm" svg:y="8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22.496cm" svg:y="8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23.296cm" svg:y="8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24.097cm" svg:y="8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5" draw:id="id5" draw:layer="layout" svg:width="3.81cm" svg:height="1.534cm" svg:x="21.328cm" svg:y="21.827cm">
          <text:p text:style-name="P1"><text:span text:style-name="T1">Repack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0" draw:id="id10" draw:layer="layout" svg:width="3.81cm" svg:height="1.548cm" svg:x="21.328cm" svg:y="28.347cm">
          <text:p text:style-name="P1"><text:span text:style-name="T1">Calib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" draw:id="id6" draw:layer="layout" svg:width="3.81cm" svg:height="2.286cm" svg:x="21.328cm" svg:y="24.053cm">
          <text:p text:style-name="P1"><text:span text:style-name="T2">DetMessage</text:span></text:p>
          <text:p text:style-name="P1"><text:span text:style-name="T2">&lt;st,stCh,val&gt;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3.81cm" svg:height="2.286cm" svg:x="21.328cm" svg:y="18.153cm">
          <text:p text:style-name="P1"><text:span text:style-name="T2">RawMessage</text:span></text:p>
          <text:p text:style-name="P1"><text:span text:style-name="T2">&lt;elCh,val&gt;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8" draw:id="id8" draw:layer="layout" svg:width="3.81cm" svg:height="1.605cm" svg:x="21.328cm" svg:y="15.803cm">
          <text:p text:style-name="P1"><text:span text:style-name="T1">Unpack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81cm" svg:height="2.748cm" svg:x="21.328cm" svg:y="12.2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0.254cm" svg:height="0.254cm" svg:x="21.694cm" svg:y="14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22.095cm" svg:y="14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22.495cm" svg:y="14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22" draw:id="id22" draw:layer="layout" svg:width="0.254cm" svg:height="0.254cm" svg:x="22.895cm" svg:y="14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23.295cm" svg:y="14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23.696cm" svg:y="14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24.096cm" svg:y="14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24.496cm" svg:y="14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21.695cm" svg:y="12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22.096cm" svg:y="12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22.496cm" svg:y="12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21" draw:id="id21" draw:layer="layout" svg:width="0.254cm" svg:height="0.254cm" svg:x="22.896cm" svg:y="12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23.296cm" svg:y="12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23.697cm" svg:y="12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24.097cm" svg:y="12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24.497cm" svg:y="12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line" svg:x1="15.632cm" svg:y1="17.407cm" svg:x2="15.632cm" svg:y2="18.152cm" draw:start-shape="id1" draw:start-glue-point="8" draw:end-shape="id2" draw:end-glue-point="0" svg:d="M15632 17407v745" svg:viewBox="0 0 1 746">
          <text:p/>
        </draw:connector>
        <draw:connector draw:style-name="gr12" draw:text-style-name="P4" draw:layer="layout" draw:type="line" svg:x1="15.632cm" svg:y1="20.438cm" svg:x2="15.632cm" svg:y2="21.826cm" draw:start-shape="id2" draw:start-glue-point="2" draw:end-shape="id3" draw:end-glue-point="4" svg:d="M15632 20438v1388" svg:viewBox="0 0 1 1389">
          <text:p/>
        </draw:connector>
        <draw:connector draw:style-name="gr12" draw:text-style-name="P4" draw:layer="layout" draw:type="line" svg:x1="15.632cm" svg:y1="23.361cm" svg:x2="15.632cm" svg:y2="24.052cm" draw:start-shape="id3" draw:start-glue-point="8" draw:end-shape="id4" draw:end-glue-point="0" svg:d="M15632 23361v691" svg:viewBox="0 0 1 692">
          <text:p/>
        </draw:connector>
        <draw:connector draw:style-name="gr12" draw:text-style-name="P4" draw:layer="layout" draw:type="line" svg:x1="23.233cm" svg:y1="23.361cm" svg:x2="23.233cm" svg:y2="24.053cm" draw:start-shape="id5" draw:start-glue-point="8" draw:end-shape="id6" draw:end-glue-point="0" svg:d="M23233 23361v692" svg:viewBox="0 0 1 693">
          <text:p/>
        </draw:connector>
        <draw:connector draw:style-name="gr12" draw:text-style-name="P4" draw:layer="layout" draw:type="line" svg:x1="23.233cm" svg:y1="20.439cm" svg:x2="23.233cm" svg:y2="21.827cm" draw:start-shape="id7" draw:start-glue-point="2" draw:end-shape="id5" draw:end-glue-point="4" svg:d="M23233 20439v1388" svg:viewBox="0 0 1 1389">
          <text:p/>
        </draw:connector>
        <draw:connector draw:style-name="gr12" draw:text-style-name="P4" draw:layer="layout" draw:type="line" svg:x1="23.233cm" svg:y1="17.408cm" svg:x2="23.233cm" svg:y2="18.153cm" draw:start-shape="id8" draw:start-glue-point="8" draw:end-shape="id7" draw:end-glue-point="0" svg:d="M23233 17408v745" svg:viewBox="0 0 1 746">
          <text:p/>
        </draw:connector>
        <draw:connector draw:style-name="gr12" draw:text-style-name="P4" draw:layer="layout" draw:type="line" svg:x1="15.632cm" svg:y1="26.338cm" svg:x2="15.632cm" svg:y2="28.346cm" draw:start-shape="id4" draw:start-glue-point="2" draw:end-shape="id9" draw:end-glue-point="4" svg:d="M15632 26338v2008" svg:viewBox="0 0 1 2009">
          <text:p/>
        </draw:connector>
        <draw:connector draw:style-name="gr12" draw:text-style-name="P4" draw:layer="layout" draw:type="line" svg:x1="23.233cm" svg:y1="26.339cm" svg:x2="23.233cm" svg:y2="28.347cm" draw:start-shape="id6" draw:start-glue-point="2" draw:end-shape="id10" draw:end-glue-point="4" svg:d="M23233 26339v2008" svg:viewBox="0 0 1 2009">
          <text:p/>
        </draw:connector>
        <draw:custom-shape draw:style-name="gr13" draw:text-style-name="P3" xml:id="id11" draw:id="id11" draw:layer="layout" svg:width="4.572cm" svg:height="2.286cm" svg:x="13.331cm" svg:y="30.653cm">
          <text:p text:style-name="P1"><text:span text:style-name="T2">C</text:span><text:span text:style-name="T2">a</text:span><text:span text:style-name="T2">l</text:span><text:span text:style-name="T2">D</text:span><text:span text:style-name="T2">e</text:span><text:span text:style-name="T2">t</text:span><text:span text:style-name="T2">M</text:span><text:span text:style-name="T2">e</text:span><text:span text:style-name="T2">s</text:span><text:span text:style-name="T2">s</text:span><text:span text:style-name="T2">a</text:span><text:span text:style-name="T2">g</text:span><text:span text:style-name="T2">e</text:span></text:p>
          <text:p text:style-name="P1"><text:span text:style-name="T2">&lt;</text:span><text:span text:style-name="T2">s</text:span><text:span text:style-name="T2">t</text:span><text:span text:style-name="T2">,</text:span><text:span text:style-name="T2">s</text:span><text:span text:style-name="T2">t</text:span><text:span text:style-name="T2">C</text:span><text:span text:style-name="T2">h</text:span><text:span text:style-name="T2">,</text:span><text:span text:style-name="T2">c</text:span><text:span text:style-name="T2">a</text:span><text:span text:style-name="T2">l</text:span><text:span text:style-name="T2">V</text:span><text:span text:style-name="T2">a</text:span><text:span text:style-name="T2">l</text:span><text:span text:style-name="T2">&gt;</text:span></text:p>
          <text:p text:style-name="P1"><text:span text:style-name="T2"/></text:p>
          <text:p text:style-name="P1"><text:span text:style-name="T3">(</text:span><text:span text:style-name="T3">T</text:span><text:span text:style-name="T3">D</text:span><text:span text:style-name="T3">C</text:span><text:span text:style-name="T3">:</text:span><text:span text:style-name="T3">c</text:span><text:span text:style-name="T3">a</text:span><text:span text:style-name="T3">l</text:span><text:span text:style-name="T3">V</text:span><text:span text:style-name="T3">a</text:span><text:span text:style-name="T3">l</text:span><text:span text:style-name="T3">=</text:span><text:span text:style-name="T3">c</text:span><text:span text:style-name="T3">a</text:span><text:span text:style-name="T3">l</text:span><text:span text:style-name="T3">T</text:span><text:span text:style-name="T3">i</text:span><text:span text:style-name="T3">m</text:span><text:span text:style-name="T3">e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12" draw:id="id12" draw:layer="layout" svg:width="4.572cm" svg:height="2.286cm" svg:x="20.951cm" svg:y="30.654cm">
          <text:p text:style-name="P1"><text:span text:style-name="T2">CalDetMessage</text:span></text:p>
          <text:p text:style-name="P1"><text:span text:style-name="T2">&lt;st,stCh,calV</text:span><text:span text:style-name="T2">al&gt;</text:span></text:p>
          <text:p text:style-name="P1"><text:span text:style-name="T3"/></text:p>
          <text:p text:style-name="P1"><text:span text:style-name="T3">(ADC:calVal=calEdep</text:span><text:span text:style-name="T3">)</text:span></text:p>
          <text:p text:style-name="P1"><text:span text:style-name="T3">(QDC:calVal=calEdep</text:span><text:span text:style-name="T3">)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5.632cm" svg:y1="29.895cm" svg:x2="15.617cm" svg:y2="30.653cm" draw:start-shape="id9" draw:start-glue-point="8" draw:end-shape="id11" draw:end-glue-point="0" svg:d="M15632 29895l-15 758" svg:viewBox="0 0 16 759">
          <text:p/>
        </draw:connector>
        <draw:connector draw:style-name="gr12" draw:text-style-name="P4" draw:layer="layout" draw:type="line" svg:x1="23.233cm" svg:y1="29.895cm" svg:x2="23.237cm" svg:y2="30.654cm" draw:start-shape="id10" draw:start-glue-point="8" draw:end-shape="id12" draw:end-glue-point="0" svg:d="M23233 29895l4 759" svg:viewBox="0 0 5 760">
          <text:p/>
        </draw:connector>
        <draw:custom-shape draw:style-name="gr14" draw:text-style-name="P2" xml:id="id13" draw:id="id13" draw:layer="layout" svg:width="3.81cm" svg:height="1.544cm" svg:x="17.522cm" svg:y="33.685cm">
          <text:p text:style-name="P1"><text:span text:style-name="T1">DigiBuil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line" svg:x1="15.617cm" svg:y1="32.939cm" svg:x2="18.08cm" svg:y2="33.911cm" draw:start-shape="id11" draw:start-glue-point="2" draw:end-shape="id13" draw:end-glue-point="5" svg:d="M15617 32939l2463 972" svg:viewBox="0 0 2464 973">
          <text:p/>
        </draw:connector>
        <draw:connector draw:style-name="gr12" draw:text-style-name="P4" draw:layer="layout" draw:type="line" svg:x1="23.237cm" svg:y1="32.94cm" svg:x2="20.774cm" svg:y2="33.911cm" draw:start-shape="id12" draw:start-glue-point="2" draw:end-shape="id13" draw:end-glue-point="11" svg:d="M23237 32940l-2463 971" svg:viewBox="0 0 2464 972">
          <text:p/>
        </draw:connector>
        <draw:custom-shape draw:style-name="gr15" draw:text-style-name="P3" xml:id="id14" draw:id="id14" draw:layer="layout" svg:width="5.08cm" svg:height="2.286cm" svg:x="16.887cm" svg:y="35.957cm">
          <text:p text:style-name="P1"><text:span text:style-name="T2">D</text:span><text:span text:style-name="T2">i</text:span><text:span text:style-name="T2">g</text:span><text:span text:style-name="T2">i</text:span></text:p>
          <text:p text:style-name="P1"><text:span text:style-name="T2">&lt;</text:span><text:span text:style-name="T2">s</text:span><text:span text:style-name="T2">t</text:span><text:span text:style-name="T2">,</text:span><text:span text:style-name="T2">s</text:span><text:span text:style-name="T2">t</text:span><text:span text:style-name="T2">C</text:span><text:span text:style-name="T2">h</text:span><text:span text:style-name="T2">,</text:span><text:span text:style-name="T2"><text:line-break/></text:span><text:span text:style-name="T2">c</text:span><text:span text:style-name="T2">a</text:span><text:span text:style-name="T2">l</text:span><text:span text:style-name="T2">V</text:span><text:span text:style-name="T2">a</text:span><text:span text:style-name="T2">l</text:span><text:span text:style-name="T2">{</text:span><text:span text:style-name="T2">1</text:span><text:span text:style-name="T2">-</text:span><text:span text:style-name="T2">N</text:span><text:span text:style-name="T2">}</text:span><text:span text:style-name="T2">&gt;</text:span></text:p>
          <text:p text:style-name="P1"><text:span text:style-name="T3">(i</text:span><text:span text:style-name="T3">.e</text:span><text:span text:style-name="T3">.: </text:span><text:span text:style-name="T3">ca</text:span><text:span text:style-name="T3">lt</text:span><text:span text:style-name="T3">im</text:span><text:span text:style-name="T3">e,</text:span><text:span text:style-name="T3">ca</text:span><text:span text:style-name="T3">lE</text:span><text:span text:style-name="T3">de</text:span><text:span text:style-name="T3">p)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9.427cm" svg:y1="35.229cm" svg:x2="19.427cm" svg:y2="35.957cm" draw:start-shape="id13" draw:start-glue-point="8" draw:end-shape="id14" draw:end-glue-point="0" svg:d="M19427 35229v728" svg:viewBox="0 0 1 729">
          <text:p/>
        </draw:connector>
        <draw:custom-shape draw:style-name="gr16" draw:text-style-name="P2" xml:id="id15" draw:id="id15" draw:layer="layout" svg:width="3.81cm" svg:height="1.463cm" svg:x="17.522cm" svg:y="39.086cm">
          <text:p text:style-name="P1"><text:span text:style-name="T1">Reconstru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line" svg:x1="19.427cm" svg:y1="38.243cm" svg:x2="19.427cm" svg:y2="39.086cm" draw:start-shape="id14" draw:start-glue-point="2" draw:end-shape="id15" draw:end-glue-point="4" svg:d="M19427 38243v843" svg:viewBox="0 0 1 844">
          <text:p/>
        </draw:connector>
        <draw:custom-shape draw:style-name="gr8" draw:text-style-name="P4" draw:layer="layout" svg:width="3.81cm" svg:height="2.748cm" svg:x="17.829cm" svg:y="5.015cm">
          <text:p text:style-name="P1">St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0.254cm" svg:height="0.254cm" svg:x="18.195cm" svg:y="7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17" draw:id="id17" draw:layer="layout" svg:width="0.254cm" svg:height="0.254cm" svg:x="18.596cm" svg:y="7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8.996cm" svg:y="7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9.396cm" svg:y="7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9.796cm" svg:y="7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20.197cm" svg:y="7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20.597cm" svg:y="7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20.997cm" svg:y="7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" draw:text-style-name="P4" draw:layer="layout" svg:width="3.81cm" svg:height="2.748cm" svg:x="23.73cm" svg:y="5.016cm">
            <text:p text:style-name="P1">Sta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4" draw:layer="layout" svg:width="0.254cm" svg:height="0.254cm" svg:x="24.096cm" svg:y="7.2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254cm" svg:height="0.254cm" svg:x="24.497cm" svg:y="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254cm" svg:height="0.254cm" svg:x="24.897cm" svg:y="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254cm" svg:height="0.254cm" svg:x="25.297cm" svg:y="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254cm" svg:height="0.254cm" svg:x="25.697cm" svg:y="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254cm" svg:height="0.254cm" svg:x="26.098cm" svg:y="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254cm" svg:height="0.254cm" svg:x="26.498cm" svg:y="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254cm" svg:height="0.254cm" svg:x="26.898cm" svg:y="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4" draw:layer="layout" svg:width="1.016cm" svg:height="14.324cm" draw:transform="rotate (-1.5707963267949) translate (27.809cm 3.86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5" draw:layer="layout" svg:width="3.556cm" svg:height="0.962cm" svg:x="18.903cm" svg:y="2.901cm">
          <draw:text-box>
            <text:p text:style-name="P1">Detector</text:p>
          </draw:text-box>
        </draw:frame>
        <draw:connector draw:style-name="gr12" draw:text-style-name="P4" draw:layer="layout" draw:type="line" svg:x1="14.621cm" svg:y1="14.7cm" svg:x2="15.632cm" svg:y2="15.803cm" draw:start-shape="id16" draw:start-glue-point="8" draw:end-shape="id1" draw:end-glue-point="4" svg:d="M14621 14700l1011 1103" svg:viewBox="0 0 1012 1104">
          <text:p/>
        </draw:connector>
        <draw:connector draw:style-name="gr12" draw:text-style-name="P4" draw:layer="layout" draw:type="line" svg:x1="18.723cm" svg:y1="7.502cm" svg:x2="14.622cm" svg:y2="12.547cm" draw:start-shape="id17" draw:start-glue-point="8" draw:end-shape="id18" draw:end-glue-point="4" svg:d="M18723 7502l-4101 5045" svg:viewBox="0 0 4102 5046">
          <text:p/>
        </draw:connector>
        <draw:line draw:style-name="gr6" draw:text-style-name="P2" draw:layer="layout" svg:x1="21.327cm" svg:y1="13.615cm" svg:x2="25.137cm" svg:y2="13.615cm">
          <text:p text:style-name="P1"><text:span text:style-name="T1">E</text:span><text:span text:style-name="T1">l</text:span><text:span text:style-name="T1">e</text:span><text:span text:style-name="T1">c</text:span><text:span text:style-name="T1">t</text:span><text:span text:style-name="T1">r</text:span><text:span text:style-name="T1">. </text:span><text:span text:style-name="T1">b</text:span><text:span text:style-name="T1">l</text:span><text:span text:style-name="T1">o</text:span><text:span text:style-name="T1">c</text:span><text:span text:style-name="T1">k</text:span></text:p>
          <text:p text:style-name="P1"><text:span text:style-name="T1"/></text:p>
          <text:p text:style-name="P1"><text:span text:style-name="T1">(</text:span><text:span text:style-name="T1">A</text:span><text:span text:style-name="T1">D</text:span><text:span text:style-name="T1">C</text:span><text:span text:style-name="T1">/</text:span><text:span text:style-name="T1">Q</text:span><text:span text:style-name="T1">D</text:span><text:span text:style-name="T1">C</text:span><text:span text:style-name="T1">)</text:span></text:p>
        </draw:line>
        <draw:connector draw:style-name="gr12" draw:text-style-name="P4" draw:layer="layout" draw:type="line" svg:x1="18.813cm" svg:y1="7.465cm" svg:x2="21.732cm" svg:y2="8.984cm" draw:start-shape="id17" draw:start-glue-point="9" draw:end-shape="id19" draw:end-glue-point="5" svg:d="M18813 7465l2919 1519" svg:viewBox="0 0 2920 1520">
          <text:p/>
        </draw:connector>
        <draw:connector draw:style-name="gr12" draw:text-style-name="P4" draw:layer="layout" draw:type="line" svg:x1="22.222cm" svg:y1="11.101cm" svg:x2="23.023cm" svg:y2="12.548cm" draw:start-shape="id20" draw:start-glue-point="8" draw:end-shape="id21" draw:end-glue-point="4" svg:d="M22222 11101l801 1447" svg:viewBox="0 0 802 1448">
          <text:p/>
        </draw:connector>
        <draw:connector draw:style-name="gr12" draw:text-style-name="P4" draw:layer="layout" draw:type="line" svg:x1="23.022cm" svg:y1="14.701cm" svg:x2="23.233cm" svg:y2="15.803cm" draw:start-shape="id22" draw:start-glue-point="8" draw:end-shape="id8" draw:end-glue-point="4" svg:d="M23022 14701l211 1102" svg:viewBox="0 0 212 1103">
          <text:p/>
        </draw:connector>
        <draw:frame draw:style-name="gr19" draw:text-style-name="P6" draw:layer="layout" svg:width="2.032cm" svg:height="3.048cm" svg:x="17.649cm" svg:y="12.353cm">
          <draw:text-box>
            <text:p><text:span text:style-name="T4">in</text:span><text:span text:style-name="T4"><text:line-break/></text:span><text:span text:style-name="T4">el</text:span><text:span text:style-name="T4">. </text:span><text:span text:style-name="T4">ch</text:span><text:span text:style-name="T4">.</text:span></text:p>
            <text:p><text:span text:style-name="T4"/></text:p>
            <text:p><text:span text:style-name="T4"/></text:p>
            <text:p><text:span text:style-name="T4"/></text:p>
            <text:p><text:span text:style-name="T4">ou</text:span><text:span text:style-name="T4">t</text:span></text:p>
            <text:p><text:span text:style-name="T4">el</text:span><text:span text:style-name="T4">. </text:span><text:span text:style-name="T4">ch</text:span><text:span text:style-name="T4">.</text:span></text:p>
          </draw:text-box>
        </draw:frame>
        <draw:frame draw:style-name="gr18" draw:text-style-name="P5" draw:layer="layout" svg:width="2.017cm" svg:height="0.962cm" svg:x="21.713cm" svg:y="6.336cm">
          <draw:text-box>
            <text:p text:style-name="P1">…</text:p>
          </draw:text-box>
        </draw:frame>
        <draw:frame draw:style-name="gr20" draw:text-style-name="P5" draw:layer="layout" svg:width="8.865cm" svg:height="7.441cm" svg:x="1.549cm" svg:y="1.245cm">
          <draw:text-box>
            <text:p><text:span text:style-name="T5">D</text:span><text:span text:style-name="T5">e</text:span><text:span text:style-name="T5">t</text:span><text:span text:style-name="T5">e</text:span><text:span text:style-name="T5">c</text:span><text:span text:style-name="T5">t</text:span><text:span text:style-name="T5">o</text:span><text:span text:style-name="T5">r</text:span><text:span text:style-name="T5">s</text:span><text:span text:style-name="T5">:</text:span></text:p>
            <text:p>Beam detector (MWPC+ToF)</text:p>
            <text:p>Telescope 1 (Left)</text:p>
            <text:p>Telescope 2 (Right)</text:p>
            <text:p>Telescope 3</text:p>
            <text:p>Telescope 4</text:p>
            <text:p/>
            <text:p>ND = neutron = stilbene</text:p>
            <text:p>Gadast</text:p>
            <text:p>Neurad</text:p>
          </draw:text-box>
        </draw:frame>
        <draw:frame draw:style-name="gr21" draw:text-style-name="P5" draw:layer="layout" svg:width="11.176cm" svg:height="4.962cm" svg:x="1.524cm" svg:y="9.373cm">
          <draw:text-box>
            <text:p><text:span text:style-name="T5">S</text:span><text:span text:style-name="T5">t</text:span><text:span text:style-name="T5">a</text:span><text:span text:style-name="T5">ti</text:span><text:span text:style-name="T5">o</text:span><text:span text:style-name="T5">n</text:span><text:span text:style-name="T5">s</text:span><text:span text:style-name="T5">:</text:span></text:p>
            <text:p>Single-sided Si</text:p>
            <text:p>Double-sided Si</text:p>
            <text:p>One MWPC station</text:p>
            <text:p>Crystal array (CsI, LaBr, full Neurad)</text:p>
            <text:p>One ToF station</text:p>
          </draw:text-box>
        </draw:frame>
        <draw:frame draw:style-name="gr22" draw:text-style-name="P6" draw:layer="layout" svg:width="2.54cm" svg:height="0.586cm" svg:x="17.78cm" svg:y="8.235cm">
          <draw:text-box>
            <text:p><text:span text:style-name="T4">ou</text:span><text:span text:style-name="T4">t </text:span><text:span text:style-name="T4">st</text:span><text:span text:style-name="T4">. </text:span><text:span text:style-name="T4">ch</text:span><text:span text:style-name="T4">.</text:span></text:p>
          </draw:text-box>
        </draw:frame>
        <draw:custom-shape draw:style-name="gr23" draw:text-style-name="P4" draw:layer="layout" svg:width="9.906cm" svg:height="14.732cm" svg:x="1.524cm" svg:y="17.7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7" draw:layer="layout" svg:width="9.398cm" svg:height="13.76cm" svg:x="1.778cm" svg:y="18.041cm">
          <draw:text-box>
            <text:p text:style-name="P1"><text:span text:style-name="T5">C</text:span><text:span text:style-name="T5">a</text:span><text:span text:style-name="T5">li</text:span><text:span text:style-name="T5">b</text:span><text:span text:style-name="T5">r</text:span><text:span text:style-name="T5">a</text:span><text:span text:style-name="T5">ti</text:span><text:span text:style-name="T5">o</text:span><text:span text:style-name="T5">n </text:span><text:span text:style-name="T5">r</text:span><text:span text:style-name="T5">u</text:span><text:span text:style-name="T5">n</text:span></text:p>
            <text:p text:style-name="P1"><text:span text:style-name="T5"/></text:p>
            <text:p text:style-name="P1"><text:span text:style-name="T6">[</text:span><text:span text:style-name="T6">s</text:span><text:span text:style-name="T6">t</text:span><text:span text:style-name="T6">o</text:span><text:span text:style-name="T6">p </text:span><text:span text:style-name="T6">p</text:span><text:span text:style-name="T6">r</text:span><text:span text:style-name="T6">e</text:span><text:span text:style-name="T6">v</text:span><text:span text:style-name="T6">i</text:span><text:span text:style-name="T6">o</text:span><text:span text:style-name="T6">u</text:span><text:span text:style-name="T6">s </text:span><text:span text:style-name="T6">r</text:span><text:span text:style-name="T6">u</text:span><text:span text:style-name="T6">n</text:span><text:span text:style-name="T6">;]</text:span></text:p>
            <text:p text:style-name="P1"><text:span text:style-name="T6">c</text:span><text:span text:style-name="T6">o</text:span><text:span text:style-name="T6">n</text:span><text:span text:style-name="T6">fi</text:span><text:span text:style-name="T6">g</text:span><text:span text:style-name="T6">u</text:span><text:span text:style-name="T6">r</text:span><text:span text:style-name="T6">e </text:span><text:span text:style-name="T6">d</text:span><text:span text:style-name="T6">e</text:span><text:span text:style-name="T6">t</text:span><text:span text:style-name="T6">e</text:span><text:span text:style-name="T6">c</text:span><text:span text:style-name="T6">t</text:span><text:span text:style-name="T6">o</text:span><text:span text:style-name="T6">r </text:span><text:span text:style-name="T6">a</text:span><text:span text:style-name="T6">n</text:span><text:span text:style-name="T6">d </text:span><text:span text:style-name="T6">e</text:span><text:span text:style-name="T6">l</text:span><text:span text:style-name="T6">e</text:span><text:span text:style-name="T6">c</text:span><text:span text:style-name="T6">t</text:span><text:span text:style-name="T6">r</text:span><text:span text:style-name="T6">o</text:span><text:span text:style-name="T6">n</text:span><text:span text:style-name="T6">i</text:span><text:span text:style-name="T6">c</text:span><text:span text:style-name="T6">s </text:span><text:span text:style-name="T6">f</text:span><text:span text:style-name="T6">o</text:span><text:span text:style-name="T6">r </text:span><text:span text:style-name="T6">a </text:span><text:span text:style-name="T6">c</text:span><text:span text:style-name="T6">a</text:span><text:span text:style-name="T6">li</text:span><text:span text:style-name="T6">b</text:span><text:span text:style-name="T6">r</text:span><text:span text:style-name="T6">a</text:span><text:span text:style-name="T6">ti</text:span><text:span text:style-name="T6">o</text:span><text:span text:style-name="T6">n </text:span><text:span text:style-name="T6">r</text:span><text:span text:style-name="T6">u</text:span><text:span text:style-name="T6">n</text:span><text:span text:style-name="T6">;</text:span></text:p>
            <text:p text:style-name="P1"><text:span text:style-name="T6">w</text:span><text:span text:style-name="T6">ri</text:span><text:span text:style-name="T6">t</text:span><text:span text:style-name="T6">e </text:span><text:span text:style-name="T6">s</text:span><text:span text:style-name="T6">e</text:span><text:span text:style-name="T6">t</text:span><text:span text:style-name="T6">u</text:span><text:span text:style-name="T6">p </text:span><text:span text:style-name="T6">c</text:span><text:span text:style-name="T6">o</text:span><text:span text:style-name="T6">n</text:span><text:span text:style-name="T6">fi</text:span><text:span text:style-name="T6">g</text:span><text:span text:style-name="T6">u</text:span><text:span text:style-name="T6">r</text:span><text:span text:style-name="T6">a</text:span><text:span text:style-name="T6">ti</text:span><text:span text:style-name="T6">o</text:span><text:span text:style-name="T6">n </text:span><text:span text:style-name="T6">fi</text:span><text:span text:style-name="T6">l</text:span><text:span text:style-name="T6">e </text:span><text:span text:style-name="T6">a</text:span><text:span text:style-name="T6">c</text:span><text:span text:style-name="T6">c</text:span><text:span text:style-name="T6">o</text:span><text:span text:style-name="T6">r</text:span><text:span text:style-name="T6">d</text:span><text:span text:style-name="T6">i</text:span><text:span text:style-name="T6">n</text:span><text:span text:style-name="T6">g</text:span><text:span text:style-name="T6">l</text:span><text:span text:style-name="T6">y</text:span><text:span text:style-name="T6">;</text:span></text:p>
            <text:p text:style-name="P1"><text:span text:style-name="T6">s</text:span><text:span text:style-name="T6">t</text:span><text:span text:style-name="T6">a</text:span><text:span text:style-name="T6">r</text:span><text:span text:style-name="T6">t </text:span><text:span text:style-name="T6">r</text:span><text:span text:style-name="T6">u</text:span><text:span text:style-name="T6">n </text:span><text:span text:style-name="T6">—</text:span><text:span text:style-name="T6"> </text:span><text:span text:style-name="T6">o</text:span><text:span text:style-name="T6">b</text:span><text:span text:style-name="T6">t</text:span><text:span text:style-name="T6">a</text:span><text:span text:style-name="T6">i</text:span><text:span text:style-name="T6">n </text:span><text:span text:style-name="T6">c</text:span><text:span text:style-name="T6">a</text:span><text:span text:style-name="T6">li</text:span><text:span text:style-name="T6">b</text:span><text:span text:style-name="T6">r</text:span><text:span text:style-name="T6">a</text:span><text:span text:style-name="T6">ti</text:span><text:span text:style-name="T6">o</text:span><text:span text:style-name="T6">n </text:span><text:span text:style-name="T6">d</text:span><text:span text:style-name="T6">a</text:span><text:span text:style-name="T6">t</text:span><text:span text:style-name="T6">a </text:span><text:span text:style-name="T6">—</text:span><text:span text:style-name="T6"> </text:span><text:span text:style-name="T6">s</text:span><text:span text:style-name="T6">t</text:span><text:span text:style-name="T6">o</text:span><text:span text:style-name="T6">p </text:span><text:span text:style-name="T6">r</text:span><text:span text:style-name="T6">u</text:span><text:span text:style-name="T6">n</text:span><text:span text:style-name="T6">;</text:span></text:p>
            <text:p text:style-name="P1"><text:span text:style-name="T6">p</text:span><text:span text:style-name="T6">e</text:span><text:span text:style-name="T6">r</text:span><text:span text:style-name="T6">f</text:span><text:span text:style-name="T6">o</text:span><text:span text:style-name="T6">r</text:span><text:span text:style-name="T6">m</text:span><text:span text:style-name="T6"> </text:span><text:span text:style-name="T6">c</text:span><text:span text:style-name="T6">a</text:span><text:span text:style-name="T6">li</text:span><text:span text:style-name="T6">b</text:span><text:span text:style-name="T6">r</text:span><text:span text:style-name="T6">a</text:span><text:span text:style-name="T6">ti</text:span><text:span text:style-name="T6">o</text:span><text:span text:style-name="T6">n </text:span><text:span text:style-name="T6">d</text:span><text:span text:style-name="T6">a</text:span><text:span text:style-name="T6">t</text:span><text:span text:style-name="T6">a </text:span><text:span text:style-name="T6">a</text:span><text:span text:style-name="T6">n</text:span><text:span text:style-name="T6">a</text:span><text:span text:style-name="T6">l</text:span><text:span text:style-name="T6">y</text:span><text:span text:style-name="T6">s</text:span><text:span text:style-name="T6">i</text:span><text:span text:style-name="T6">s </text:span><text:span text:style-name="T6">a</text:span><text:span text:style-name="T6">n</text:span><text:span text:style-name="T6">d </text:span><text:span text:style-name="T6">p</text:span><text:span text:style-name="T6">r</text:span><text:span text:style-name="T6">o</text:span><text:span text:style-name="T6">d</text:span><text:span text:style-name="T6">u</text:span><text:span text:style-name="T6">c</text:span><text:span text:style-name="T6">e</text:span></text:p>
            <text:p text:style-name="P1"><text:span text:style-name="T7"/></text:p>
            <text:p text:style-name="P1"><text:span text:style-name="T7">c</text:span><text:span text:style-name="T7">a</text:span><text:span text:style-name="T7">li</text:span><text:span text:style-name="T7">b</text:span><text:span text:style-name="T7">r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f</text:span><text:span text:style-name="T7">il</text:span><text:span text:style-name="T7">e</text:span><text:span text:style-name="T6">;</text:span></text:p>
            <text:p text:style-name="P1"><text:span text:style-name="T6"/></text:p>
            <text:p text:style-name="P1"><text:span text:style-name="T6">[</text:span><text:span text:style-name="T6">c</text:span><text:span text:style-name="T6">o</text:span><text:span text:style-name="T6">n</text:span><text:span text:style-name="T6">fi</text:span><text:span text:style-name="T6">g</text:span><text:span text:style-name="T6">u</text:span><text:span text:style-name="T6">r</text:span><text:span text:style-name="T6">e </text:span><text:span text:style-name="T6">d</text:span><text:span text:style-name="T6">e</text:span><text:span text:style-name="T6">t</text:span><text:span text:style-name="T6">e</text:span><text:span text:style-name="T6">c</text:span><text:span text:style-name="T6">t</text:span><text:span text:style-name="T6">o</text:span><text:span text:style-name="T6">r </text:span><text:span text:style-name="T6">a</text:span><text:span text:style-name="T6">n</text:span><text:span text:style-name="T6">d </text:span><text:span text:style-name="T6">e</text:span><text:span text:style-name="T6">l</text:span><text:span text:style-name="T6">e</text:span><text:span text:style-name="T6">c</text:span><text:span text:style-name="T6">t</text:span><text:span text:style-name="T6">r</text:span><text:span text:style-name="T6">o</text:span><text:span text:style-name="T6">n</text:span><text:span text:style-name="T6">i</text:span><text:span text:style-name="T6">c</text:span><text:span text:style-name="T6">s </text:span><text:span text:style-name="T6">f</text:span><text:span text:style-name="T6">o</text:span><text:span text:style-name="T6">r </text:span><text:span text:style-name="T6">t</text:span><text:span text:style-name="T6">h</text:span><text:span text:style-name="T6">e </text:span><text:span text:style-name="T6">n</text:span><text:span text:style-name="T6">e</text:span><text:span text:style-name="T6">x</text:span><text:span text:style-name="T6">t </text:span><text:span text:style-name="T6">(</text:span><text:span text:style-name="T6">p</text:span><text:span text:style-name="T6">h</text:span><text:span text:style-name="T6">y</text:span><text:span text:style-name="T6">s</text:span><text:span text:style-name="T6">i</text:span><text:span text:style-name="T6">c</text:span><text:span text:style-name="T6">s</text:span><text:span text:style-name="T6">) </text:span><text:span text:style-name="T6">r</text:span><text:span text:style-name="T6">u</text:span><text:span text:style-name="T6">n</text:span><text:span text:style-name="T6">;]</text:span></text:p>
            <text:p text:style-name="P1"><text:span text:style-name="T6">[</text:span><text:span text:style-name="T6">w</text:span><text:span text:style-name="T6">ri</text:span><text:span text:style-name="T6">t</text:span><text:span text:style-name="T6">e </text:span><text:span text:style-name="T6">s</text:span><text:span text:style-name="T6">e</text:span><text:span text:style-name="T6">t</text:span><text:span text:style-name="T6">u</text:span><text:span text:style-name="T6">p </text:span><text:span text:style-name="T6">c</text:span><text:span text:style-name="T6">o</text:span><text:span text:style-name="T6">n</text:span><text:span text:style-name="T6">fi</text:span><text:span text:style-name="T6">g</text:span><text:span text:style-name="T6">u</text:span><text:span text:style-name="T6">r</text:span><text:span text:style-name="T6">a</text:span><text:span text:style-name="T6">ti</text:span><text:span text:style-name="T6">o</text:span><text:span text:style-name="T6">n </text:span><text:span text:style-name="T6">fi</text:span><text:span text:style-name="T6">l</text:span><text:span text:style-name="T6">e </text:span><text:span text:style-name="T6">a</text:span><text:span text:style-name="T6">c</text:span><text:span text:style-name="T6">c</text:span><text:span text:style-name="T6">o</text:span><text:span text:style-name="T6">r</text:span><text:span text:style-name="T6">d</text:span><text:span text:style-name="T6">i</text:span><text:span text:style-name="T6">n</text:span><text:span text:style-name="T6">g</text:span><text:span text:style-name="T6">l</text:span><text:span text:style-name="T6">y</text:span><text:span text:style-name="T6">;]</text:span></text:p>
          </draw:text-box>
        </draw:frame>
        <draw:custom-shape draw:style-name="gr25" draw:text-style-name="P4" xml:id="id23" draw:id="id23" draw:layer="layout" svg:width="5.08cm" svg:height="1.37cm" svg:x="3.964cm" svg:y="26.577cm">
          <text:p/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6" draw:text-style-name="P4" draw:layer="layout" draw:type="curve" svg:x1="9.044cm" svg:y1="27.262cm" svg:x2="21.886cm" svg:y2="28.573cm" draw:start-shape="id23" draw:start-glue-point="7" draw:end-shape="id10" draw:end-glue-point="5" svg:d="M9044 27262c8562 0 12842 437 12842 1311" svg:viewBox="0 0 12843 1312">
          <text:p/>
        </draw:connector>
        <draw:connector draw:style-name="gr26" draw:text-style-name="P4" draw:layer="layout" draw:type="curve" svg:x1="9.044cm" svg:y1="27.262cm" svg:x2="14.285cm" svg:y2="28.572cm" draw:start-shape="id23" draw:start-glue-point="7" draw:end-shape="id9" draw:end-glue-point="5" svg:d="M9044 27262c3494 0 5241 436 5241 1310" svg:viewBox="0 0 5242 1311">
          <text:p/>
        </draw:connector>
        <draw:custom-shape draw:style-name="gr27" draw:text-style-name="P8" draw:layer="layout" svg:width="11.176cm" svg:height="6.604cm" svg:x="1.524cm" svg:y="34.011cm">
          <text:p text:style-name="P1"><text:span text:style-name="T5">S</text:span><text:span text:style-name="T5">i</text:span><text:span text:style-name="T5">m</text:span><text:span text:style-name="T5">u</text:span><text:span text:style-name="T5">l</text:span><text:span text:style-name="T5">a</text:span><text:span text:style-name="T5">ti</text:span><text:span text:style-name="T5">o</text:span><text:span text:style-name="T5">n</text:span><text:span text:style-name="T5">:</text:span></text:p>
          <text:p text:style-name="P1"><text:span text:style-name="T6">G</text:span><text:span text:style-name="T6">e</text:span><text:span text:style-name="T6">a</text:span><text:span text:style-name="T6">n</text:span><text:span text:style-name="T6">t</text:span><text:span text:style-name="T6">4 </text:span><text:span text:style-name="T6">E</text:span><text:span text:style-name="T6">l</text:span><text:span text:style-name="T6">o</text:span><text:span text:style-name="T6">s</text:span><text:span text:style-name="T6">s </text:span><text:span text:style-name="T6">→</text:span><text:span text:style-name="T6"> </text:span><text:span text:style-name="T6">P</text:span><text:span text:style-name="T6">r</text:span><text:span text:style-name="T6">o</text:span><text:span text:style-name="T6">c</text:span><text:span text:style-name="T6">e</text:span><text:span text:style-name="T6">s</text:span><text:span text:style-name="T6">s</text:span><text:span text:style-name="T6">H</text:span><text:span text:style-name="T6">it</text:span><text:span text:style-name="T6">s</text:span><text:span text:style-name="T6">(</text:span><text:span text:style-name="T6">) </text:span><text:span text:style-name="T6">→</text:span><text:span text:style-name="T6"><text:line-break/></text:span><text:span text:style-name="T6"> </text:span><text:span text:style-name="T7">[</text:span><text:span text:style-name="T7">D</text:span><text:span text:style-name="T7">I</text:span><text:span text:style-name="T7">G</text:span><text:span text:style-name="T7">I</text:span><text:span text:style-name="T7">T</text:span><text:span text:style-name="T7">I</text:span><text:span text:style-name="T7">Z</text:span><text:span text:style-name="T7">A</text:span><text:span text:style-name="T7">T</text:span><text:span text:style-name="T7">I</text:span><text:span text:style-name="T7">O</text:span><text:span text:style-name="T7">N</text:span><text:span text:style-name="T7">]</text:span><text:span text:style-name="T6"> </text:span><text:span text:style-name="T6">→</text:span><text:span text:style-name="T6"> </text:span><text:span text:style-name="T6">E</text:span><text:span text:style-name="T6">d</text:span><text:span text:style-name="T6">e</text:span><text:span text:style-name="T6">p</text:span></text:p>
          <text:p text:style-name="P1"><text:span text:style-name="T6"/></text:p>
          <text:p text:style-name="P1"><text:span text:style-name="T5">E</text:span><text:span text:style-name="T5">x</text:span><text:span text:style-name="T5">p</text:span><text:span text:style-name="T5">e</text:span><text:span text:style-name="T5">ri</text:span><text:span text:style-name="T5">m</text:span><text:span text:style-name="T5">e</text:span><text:span text:style-name="T5">n</text:span><text:span text:style-name="T5">t</text:span><text:span text:style-name="T5">a</text:span><text:span text:style-name="T5">l </text:span><text:span text:style-name="T5">d</text:span><text:span text:style-name="T5">a</text:span><text:span text:style-name="T5">t</text:span><text:span text:style-name="T5">a </text:span><text:span text:style-name="T5">a</text:span><text:span text:style-name="T5">n</text:span><text:span text:style-name="T5">a</text:span><text:span text:style-name="T5">l</text:span><text:span text:style-name="T5">y</text:span><text:span text:style-name="T5">s</text:span><text:span text:style-name="T5">i</text:span><text:span text:style-name="T5">s</text:span><text:span text:style-name="T5">:</text:span></text:p>
          <text:p text:style-name="P1"><text:span text:style-name="T6">D</text:span><text:span text:style-name="T6">e</text:span><text:span text:style-name="T6">t</text:span><text:span text:style-name="T6">M</text:span><text:span text:style-name="T6">e</text:span><text:span text:style-name="T6">s</text:span><text:span text:style-name="T6">s</text:span><text:span text:style-name="T6">a</text:span><text:span text:style-name="T6">g</text:span><text:span text:style-name="T6">e </text:span><text:span text:style-name="T6">→</text:span><text:span text:style-name="T6"> </text:span><text:span text:style-name="T7">[</text:span><text:span text:style-name="T7">C</text:span><text:span text:style-name="T7">A</text:span><text:span text:style-name="T7">L</text:span><text:span text:style-name="T7">I</text:span><text:span text:style-name="T7">B</text:span><text:span text:style-name="T7">R</text:span><text:span text:style-name="T7">A</text:span><text:span text:style-name="T7">T</text:span><text:span text:style-name="T7">I</text:span><text:span text:style-name="T7">O</text:span><text:span text:style-name="T7">N</text:span><text:span text:style-name="T7">]</text:span><text:span text:style-name="T6"> </text:span><text:span text:style-name="T6">→</text:span><text:span text:style-name="T6"><text:line-break/></text:span><text:span text:style-name="T6">C</text:span><text:span text:style-name="T6">a</text:span><text:span text:style-name="T6">l</text:span><text:span text:style-name="T6">D</text:span><text:span text:style-name="T6">e</text:span><text:span text:style-name="T6">t</text:span><text:span text:style-name="T6">M</text:span><text:span text:style-name="T6">e</text:span><text:span text:style-name="T6">s</text:span><text:span text:style-name="T6">s</text:span><text:span text:style-name="T6">a</text:span><text:span text:style-name="T6">g</text:span><text:span text:style-name="T6">e </text:span><text:span text:style-name="T6">~ </text:span><text:span text:style-name="T6">E</text:span><text:span text:style-name="T6">d</text:span><text:span text:style-name="T6">e</text:span><text:span text:style-name="T6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xml:id="id24" draw:id="id24" draw:layer="layout" svg:width="7.366cm" svg:height="1.37cm" draw:transform="rotate (-1.5707963267949) translate (28.423cm 22.581cm)">
          <text:p text:style-name="P1">Setup configuration file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6" draw:text-style-name="P4" draw:layer="layout" draw:type="curve" draw:line-skew="-0.219cm" svg:x1="27.738cm" svg:y1="22.581cm" svg:x2="16.979cm" svg:y2="22.05cm" draw:start-shape="id24" draw:start-glue-point="5" draw:end-shape="id3" draw:end-glue-point="11" svg:d="M27738 22581c0-2274-10759-2008-10759-531" svg:viewBox="0 0 10760 1675">
          <text:p/>
        </draw:connector>
        <draw:connector draw:style-name="gr26" draw:text-style-name="P4" draw:layer="layout" draw:type="curve" draw:line-skew="0.384cm" svg:x1="27.738cm" svg:y1="22.581cm" svg:x2="24.58cm" svg:y2="22.051cm" draw:start-shape="id24" draw:start-glue-point="5" draw:end-shape="id5" draw:end-glue-point="11" svg:d="M27738 22581c0-1366-3158-1101-3158-530" svg:viewBox="0 0 3159 996">
          <text:p/>
        </draw:connector>
        <draw:connector draw:style-name="gr26" draw:text-style-name="P4" draw:layer="layout" draw:type="curve" svg:x1="27.738cm" svg:y1="29.947cm" svg:x2="21.332cm" svg:y2="34.457cm" draw:start-shape="id24" draw:start-glue-point="7" draw:end-shape="id13" draw:end-glue-point="10" svg:d="M27738 29947c0 3007-2135 4510-6406 4510" svg:viewBox="0 0 6407 4511">
          <text:p/>
        </draw:connector>
        <presentation:notes draw:style-name="dp2">
          <draw:page-thumbnail draw:style-name="gr29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30" draw:text-style-name="P2" xml:id="id27" draw:id="id27" draw:layer="layout" svg:width="3.81cm" svg:height="1.115cm" svg:x="13.727cm" svg:y="18.926cm">
          <text:p text:style-name="P1"><text:span text:style-name="T1">R</text:span><text:span text:style-name="T1">e</text:span><text:span text:style-name="T1">p</text:span><text:span text:style-name="T1">a</text:span><text:span text:style-name="T1">c</text:span><text:span text:style-name="T1">k</text:span><text:span text:style-name="T1">i</text:span><text:span text:style-name="T1">n</text:span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3" draw:id="id33" draw:layer="layout" svg:width="3.81cm" svg:height="1.549cm" svg:x="13.727cm" svg:y="28.046cm">
          <text:p text:style-name="P1"><text:span text:style-name="T1">C</text:span><text:span text:style-name="T1">a</text:span><text:span text:style-name="T1">l</text:span><text:span text:style-name="T1">i</text:span><text:span text:style-name="T1">b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8" draw:id="id28" draw:layer="layout" svg:width="3.81cm" svg:height="1.323cm" svg:x="13.727cm" svg:y="21.152cm">
          <text:p text:style-name="P1"><text:span text:style-name="T2">D</text:span><text:span text:style-name="T2">e</text:span><text:span text:style-name="T2">t</text:span><text:span text:style-name="T2">M</text:span><text:span text:style-name="T2">e</text:span><text:span text:style-name="T2">s</text:span><text:span text:style-name="T2">s</text:span><text:span text:style-name="T2">a</text:span><text:span text:style-name="T2">g</text:span><text:span text:style-name="T2">e</text:span></text:p>
          <text:p text:style-name="P1"><text:span text:style-name="T2">&lt;</text:span><text:span text:style-name="T2">s</text:span><text:span text:style-name="T2">t</text:span><text:span text:style-name="T2">,</text:span><text:span text:style-name="T2">s</text:span><text:span text:style-name="T2">t</text:span><text:span text:style-name="T2">C</text:span><text:span text:style-name="T2">h</text:span><text:span text:style-name="T2">,</text:span><text:span text:style-name="T2">v</text:span><text:span text:style-name="T2">a</text:span><text:span text:style-name="T2">l</text:span><text:span text:style-name="T2">&gt;</text:span></text:p>
          <draw:enhanced-geometry svg:viewBox="0 0 21600 21600" draw:type="rectangle" draw:enhanced-path="M 0 0 L 21600 0 21600 21600 0 21600 0 0 Z N"/>
        </draw:custom-shape>
        <draw:custom-shape draw:style-name="gr32" draw:text-style-name="P3" xml:id="id26" draw:id="id26" draw:layer="layout" svg:width="3.81cm" svg:height="1.403cm" svg:x="13.727cm" svg:y="16.352cm">
          <text:p text:style-name="P1"><text:span text:style-name="T2">R</text:span><text:span text:style-name="T2">a</text:span><text:span text:style-name="T2">w</text:span><text:span text:style-name="T2">M</text:span><text:span text:style-name="T2">e</text:span><text:span text:style-name="T2">s</text:span><text:span text:style-name="T2">s</text:span><text:span text:style-name="T2">a</text:span><text:span text:style-name="T2">g</text:span><text:span text:style-name="T2">e</text:span></text:p>
          <text:p text:style-name="P1"><text:span text:style-name="T2">&lt;</text:span><text:span text:style-name="T2">e</text:span><text:span text:style-name="T2">l</text:span><text:span text:style-name="T2">C</text:span><text:span text:style-name="T2">h</text:span><text:span text:style-name="T2">,</text:span><text:span text:style-name="T2">v</text:span><text:span text:style-name="T2">a</text:span><text:span text:style-name="T2">l</text:span><text:span text:style-name="T2">&gt;</text:span></text:p>
          <draw:enhanced-geometry svg:viewBox="0 0 21600 21600" draw:type="rectangle" draw:enhanced-path="M 0 0 L 21600 0 21600 21600 0 21600 0 0 Z N"/>
        </draw:custom-shape>
        <draw:custom-shape draw:style-name="gr33" draw:text-style-name="P2" xml:id="id25" draw:id="id25" draw:layer="layout" svg:width="3.81cm" svg:height="1.212cm" svg:x="13.727cm" svg:y="14.103cm">
          <text:p text:style-name="P1"><text:span text:style-name="T1">U</text:span><text:span text:style-name="T1">n</text:span><text:span text:style-name="T1">p</text:span><text:span text:style-name="T1">a</text:span><text:span text:style-name="T1">c</text:span><text:span text:style-name="T1">k</text:span><text:span text:style-name="T1">i</text:span><text:span text:style-name="T1">n</text:span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81cm" svg:height="2.748cm" svg:x="13.727cm" svg:y="10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13.727cm" svg:y1="11.787cm" svg:x2="17.537cm" svg:y2="11.787cm">
          <text:p text:style-name="P1"><text:span text:style-name="T1">E</text:span><text:span text:style-name="T1">l</text:span><text:span text:style-name="T1">e</text:span><text:span text:style-name="T1">c</text:span><text:span text:style-name="T1">t</text:span><text:span text:style-name="T1">r</text:span><text:span text:style-name="T1">. </text:span><text:span text:style-name="T1">b</text:span><text:span text:style-name="T1">l</text:span><text:span text:style-name="T1">o</text:span><text:span text:style-name="T1">c</text:span><text:span text:style-name="T1">k</text:span></text:p>
          <text:p text:style-name="P1"><text:span text:style-name="T1"/></text:p>
          <text:p text:style-name="P1"><text:span text:style-name="T1">(</text:span><text:span text:style-name="T1">T</text:span><text:span text:style-name="T1">D</text:span><text:span text:style-name="T1">C</text:span><text:span text:style-name="T1">)</text:span></text:p>
        </draw:line>
        <draw:custom-shape draw:style-name="gr7" draw:text-style-name="P4" draw:layer="layout" svg:width="0.254cm" svg:height="0.254cm" svg:x="14.093cm" svg:y="12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40" draw:id="id40" draw:layer="layout" svg:width="0.254cm" svg:height="0.254cm" svg:x="14.494cm" svg:y="12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4.894cm" svg:y="12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5.294cm" svg:y="12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5.694cm" svg:y="12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6.095cm" svg:y="12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6.495cm" svg:y="12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6.895cm" svg:y="12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4.094cm" svg:y="10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42" draw:id="id42" draw:layer="layout" svg:width="0.254cm" svg:height="0.254cm" svg:x="14.495cm" svg:y="10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4.895cm" svg:y="10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5.295cm" svg:y="10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5.695cm" svg:y="10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6.096cm" svg:y="10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6.496cm" svg:y="10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6.896cm" svg:y="10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" draw:text-style-name="P4" draw:layer="layout" svg:width="3.81cm" svg:height="2.748cm" svg:x="13.728cm" svg:y="3.214cm">
            <text:p text:style-name="P1">Sta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4" draw:layer="layout" svg:width="0.254cm" svg:height="0.254cm" svg:x="14.094cm" svg:y="5.4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254cm" svg:height="0.254cm" svg:x="14.495cm" svg:y="5.4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254cm" svg:height="0.254cm" svg:x="14.895cm" svg:y="5.4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254cm" svg:height="0.254cm" svg:x="15.295cm" svg:y="5.4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254cm" svg:height="0.254cm" svg:x="15.695cm" svg:y="5.4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254cm" svg:height="0.254cm" svg:x="16.096cm" svg:y="5.4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254cm" svg:height="0.254cm" svg:x="16.496cm" svg:y="5.4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254cm" svg:height="0.254cm" svg:x="16.896cm" svg:y="5.4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4" draw:layer="layout" svg:width="3.81cm" svg:height="2.748cm" svg:x="21.328cm" svg:y="6.8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21.328cm" svg:y1="8.188cm" svg:x2="25.138cm" svg:y2="8.188cm">
          <text:p text:style-name="P1"><text:span text:style-name="T1"><text:s/></text:span><text:span text:style-name="T1">A</text:span><text:span text:style-name="T1">n</text:span><text:span text:style-name="T1">a</text:span><text:span text:style-name="T1">l</text:span><text:span text:style-name="T1">o</text:span><text:span text:style-name="T1">g </text:span><text:span text:style-name="T1">e</text:span><text:span text:style-name="T1">l</text:span><text:span text:style-name="T1">e</text:span><text:span text:style-name="T1">c</text:span><text:span text:style-name="T1">t</text:span><text:span text:style-name="T1">r</text:span><text:span text:style-name="T1">.</text:span><text:span text:style-name="T1"><text:line-break/></text:span><text:span text:style-name="T1"><text:line-break/></text:span><text:span text:style-name="T1">b</text:span><text:span text:style-name="T1">l</text:span><text:span text:style-name="T1">o</text:span><text:span text:style-name="T1">c</text:span><text:span text:style-name="T1">k</text:span></text:p>
        </draw:line>
        <draw:custom-shape draw:style-name="gr7" draw:text-style-name="P4" xml:id="id44" draw:id="id44" draw:layer="layout" svg:width="0.254cm" svg:height="0.254cm" svg:x="22.095cm" svg:y="9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22.895cm" svg:y="9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23.696cm" svg:y="9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24.496cm" svg:y="9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43" draw:id="id43" draw:layer="layout" svg:width="0.254cm" svg:height="0.254cm" svg:x="21.695cm" svg:y="7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22.496cm" svg:y="7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23.296cm" svg:y="7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24.097cm" svg:y="7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xml:id="id29" draw:id="id29" draw:layer="layout" svg:width="3.81cm" svg:height="1.114cm" svg:x="21.328cm" svg:y="18.927cm">
          <text:p text:style-name="P1"><text:span text:style-name="T1">Repack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35" draw:id="id35" draw:layer="layout" svg:width="3.81cm" svg:height="1.548cm" svg:x="21.328cm" svg:y="28.047cm">
          <text:p text:style-name="P1"><text:span text:style-name="T1">Calib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xml:id="id30" draw:id="id30" draw:layer="layout" svg:width="3.81cm" svg:height="1.322cm" svg:x="21.328cm" svg:y="21.153cm">
          <text:p text:style-name="P1"><text:span text:style-name="T2">DetMessage</text:span></text:p>
          <text:p text:style-name="P1"><text:span text:style-name="T2">&lt;st,stCh,val&gt;</text:span></text:p>
          <draw:enhanced-geometry svg:viewBox="0 0 21600 21600" draw:type="rectangle" draw:enhanced-path="M 0 0 L 21600 0 21600 21600 0 21600 0 0 Z N"/>
        </draw:custom-shape>
        <draw:custom-shape draw:style-name="gr36" draw:text-style-name="P3" xml:id="id32" draw:id="id32" draw:layer="layout" svg:width="3.81cm" svg:height="1.402cm" svg:x="21.328cm" svg:y="16.353cm">
          <text:p text:style-name="P1"><text:span text:style-name="T2">RawMessage</text:span></text:p>
          <text:p text:style-name="P1"><text:span text:style-name="T2">&lt;elCh,val&gt;</text:span></text:p>
          <draw:enhanced-geometry svg:viewBox="0 0 21600 21600" draw:type="rectangle" draw:enhanced-path="M 0 0 L 21600 0 21600 21600 0 21600 0 0 Z N"/>
        </draw:custom-shape>
        <draw:custom-shape draw:style-name="gr33" draw:text-style-name="P2" xml:id="id31" draw:id="id31" draw:layer="layout" svg:width="3.81cm" svg:height="1.212cm" svg:x="21.328cm" svg:y="14.103cm">
          <text:p text:style-name="P1"><text:span text:style-name="T1">Unpack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81cm" svg:height="2.748cm" svg:x="21.328cm" svg:y="10.4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0.254cm" svg:height="0.254cm" svg:x="21.694cm" svg:y="12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22.095cm" svg:y="12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22.495cm" svg:y="12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46" draw:id="id46" draw:layer="layout" svg:width="0.254cm" svg:height="0.254cm" svg:x="22.895cm" svg:y="12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23.295cm" svg:y="12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23.696cm" svg:y="12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24.096cm" svg:y="12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24.496cm" svg:y="12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21.695cm" svg:y="10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22.096cm" svg:y="10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22.496cm" svg:y="10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45" draw:id="id45" draw:layer="layout" svg:width="0.254cm" svg:height="0.254cm" svg:x="22.896cm" svg:y="10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23.296cm" svg:y="10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23.697cm" svg:y="1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24.097cm" svg:y="1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24.497cm" svg:y="1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line" svg:x1="15.632cm" svg:y1="15.315cm" svg:x2="15.632cm" svg:y2="16.352cm" draw:start-shape="id25" draw:start-glue-point="8" draw:end-shape="id26" draw:end-glue-point="0" svg:d="M15632 15315v1037" svg:viewBox="0 0 1 1038">
          <text:p/>
        </draw:connector>
        <draw:connector draw:style-name="gr12" draw:text-style-name="P4" draw:layer="layout" draw:type="line" svg:x1="15.632cm" svg:y1="20.041cm" svg:x2="15.632cm" svg:y2="21.152cm" draw:start-shape="id27" draw:start-glue-point="8" draw:end-shape="id28" draw:end-glue-point="0" svg:d="M15632 20041v1111" svg:viewBox="0 0 1 1112">
          <text:p/>
        </draw:connector>
        <draw:connector draw:style-name="gr12" draw:text-style-name="P4" draw:layer="layout" draw:type="line" svg:x1="23.233cm" svg:y1="20.041cm" svg:x2="23.233cm" svg:y2="21.153cm" draw:start-shape="id29" draw:start-glue-point="8" draw:end-shape="id30" draw:end-glue-point="0" svg:d="M23233 20041v1112" svg:viewBox="0 0 1 1113">
          <text:p/>
        </draw:connector>
        <draw:connector draw:style-name="gr12" draw:text-style-name="P4" draw:layer="layout" draw:type="line" svg:x1="23.233cm" svg:y1="15.315cm" svg:x2="23.233cm" svg:y2="16.353cm" draw:start-shape="id31" draw:start-glue-point="8" draw:end-shape="id32" draw:end-glue-point="0" svg:d="M23233 15315v1038" svg:viewBox="0 0 1 1039">
          <text:p/>
        </draw:connector>
        <draw:custom-shape draw:style-name="gr13" draw:text-style-name="P3" xml:id="id34" draw:id="id34" draw:layer="layout" svg:width="4.572cm" svg:height="2.286cm" svg:x="13.331cm" svg:y="30.353cm">
          <text:p text:style-name="P1"><text:span text:style-name="T2">CalDetMessage</text:span></text:p>
          <text:p text:style-name="P1"><text:span text:style-name="T2">&lt;st,stCh,calVal&gt;</text:span></text:p>
          <text:p text:style-name="P1"><text:span text:style-name="T2"/></text:p>
          <text:p text:style-name="P1"><text:span text:style-name="T3">(TDC:calVal=calTime)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36" draw:id="id36" draw:layer="layout" svg:width="4.572cm" svg:height="2.286cm" svg:x="20.951cm" svg:y="30.354cm">
          <text:p text:style-name="P1"><text:span text:style-name="T2">CalDetMessage</text:span></text:p>
          <text:p text:style-name="P1"><text:span text:style-name="T2">&lt;st,stCh,calVal&gt;</text:span></text:p>
          <text:p text:style-name="P1"><text:span text:style-name="T3"/></text:p>
          <text:p text:style-name="P1"><text:span text:style-name="T3">(ADC:calVal=calEdep)</text:span></text:p>
          <text:p text:style-name="P1"><text:span text:style-name="T3">(QDC:calVal=calEdep)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5.632cm" svg:y1="29.595cm" svg:x2="15.617cm" svg:y2="30.353cm" draw:start-shape="id33" draw:start-glue-point="8" draw:end-shape="id34" draw:end-glue-point="0" svg:d="M15632 29595l-15 758" svg:viewBox="0 0 16 759">
          <text:p/>
        </draw:connector>
        <draw:connector draw:style-name="gr12" draw:text-style-name="P4" draw:layer="layout" draw:type="line" svg:x1="23.233cm" svg:y1="29.595cm" svg:x2="23.237cm" svg:y2="30.354cm" draw:start-shape="id35" draw:start-glue-point="8" draw:end-shape="id36" draw:end-glue-point="0" svg:d="M23233 29595l4 759" svg:viewBox="0 0 5 760">
          <text:p/>
        </draw:connector>
        <draw:custom-shape draw:style-name="gr14" draw:text-style-name="P2" xml:id="id37" draw:id="id37" draw:layer="layout" svg:width="3.81cm" svg:height="1.544cm" svg:x="17.522cm" svg:y="39.785cm">
          <text:p text:style-name="P1"><text:span text:style-name="T1">DigiBuil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38" draw:id="id38" draw:layer="layout" svg:width="5.08cm" svg:height="2.286cm" svg:x="16.887cm" svg:y="42.057cm">
          <text:p text:style-name="P1"><text:span text:style-name="T2">Digi</text:span></text:p>
          <text:p text:style-name="P1"><text:span text:style-name="T2">&lt;st,stCh,</text:span><text:span text:style-name="T2"><text:line-break/></text:span><text:span text:style-name="T2">calVal{1-N}&gt;</text:span></text:p>
          <text:p text:style-name="P1"><text:span text:style-name="T3">(i.e.: caltime,calEdep)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9.427cm" svg:y1="41.329cm" svg:x2="19.427cm" svg:y2="42.057cm" draw:start-shape="id37" draw:start-glue-point="8" draw:end-shape="id38" draw:end-glue-point="0" svg:d="M19427 41329v728" svg:viewBox="0 0 1 729">
          <text:p/>
        </draw:connector>
        <draw:custom-shape draw:style-name="gr16" draw:text-style-name="P2" xml:id="id39" draw:id="id39" draw:layer="layout" svg:width="3.81cm" svg:height="1.463cm" svg:x="17.522cm" svg:y="45.186cm">
          <text:p text:style-name="P1"><text:span text:style-name="T1">Reconstru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line" svg:x1="19.427cm" svg:y1="44.343cm" svg:x2="19.427cm" svg:y2="45.186cm" draw:start-shape="id38" draw:start-glue-point="2" draw:end-shape="id39" draw:end-glue-point="4" svg:d="M19427 44343v843" svg:viewBox="0 0 1 844">
          <text:p/>
        </draw:connector>
        <draw:custom-shape draw:style-name="gr8" draw:text-style-name="P4" draw:layer="layout" svg:width="3.81cm" svg:height="2.748cm" svg:x="17.829cm" svg:y="3.215cm">
          <text:p text:style-name="P1">St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0.254cm" svg:height="0.254cm" svg:x="18.195cm" svg:y="5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41" draw:id="id41" draw:layer="layout" svg:width="0.254cm" svg:height="0.254cm" svg:x="18.596cm" svg:y="5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8.996cm" svg:y="5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9.396cm" svg:y="5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9.796cm" svg:y="5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20.197cm" svg:y="5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20.597cm" svg:y="5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20.997cm" svg:y="5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" draw:text-style-name="P4" draw:layer="layout" svg:width="3.81cm" svg:height="2.748cm" svg:x="23.73cm" svg:y="3.216cm">
            <text:p text:style-name="P1">Sta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4" draw:layer="layout" svg:width="0.254cm" svg:height="0.254cm" svg:x="24.096cm" svg:y="5.4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254cm" svg:height="0.254cm" svg:x="24.497cm" svg:y="5.4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254cm" svg:height="0.254cm" svg:x="24.897cm" svg:y="5.4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254cm" svg:height="0.254cm" svg:x="25.297cm" svg:y="5.4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254cm" svg:height="0.254cm" svg:x="25.697cm" svg:y="5.4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254cm" svg:height="0.254cm" svg:x="26.098cm" svg:y="5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254cm" svg:height="0.254cm" svg:x="26.498cm" svg:y="5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254cm" svg:height="0.254cm" svg:x="26.898cm" svg:y="5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7" draw:text-style-name="P4" draw:layer="layout" svg:width="1.016cm" svg:height="14.324cm" draw:transform="rotate (-1.5707963267949) translate (27.809cm 2.06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5" draw:layer="layout" svg:width="3.556cm" svg:height="0.962cm" svg:x="18.903cm" svg:y="1.101cm">
          <draw:text-box>
            <text:p text:style-name="P1">Detector</text:p>
          </draw:text-box>
        </draw:frame>
        <draw:connector draw:style-name="gr12" draw:text-style-name="P4" draw:layer="layout" draw:type="line" svg:x1="14.621cm" svg:y1="12.9cm" svg:x2="15.632cm" svg:y2="14.103cm" draw:start-shape="id40" draw:start-glue-point="8" draw:end-shape="id25" draw:end-glue-point="4" svg:d="M14621 12900l1011 1203" svg:viewBox="0 0 1012 1204">
          <text:p/>
        </draw:connector>
        <draw:connector draw:style-name="gr12" draw:text-style-name="P4" draw:layer="layout" draw:type="line" svg:x1="18.723cm" svg:y1="5.702cm" svg:x2="14.622cm" svg:y2="10.747cm" draw:start-shape="id41" draw:start-glue-point="8" draw:end-shape="id42" draw:end-glue-point="4" svg:d="M18723 5702l-4101 5045" svg:viewBox="0 0 4102 5046">
          <text:p/>
        </draw:connector>
        <draw:line draw:style-name="gr6" draw:text-style-name="P2" draw:layer="layout" svg:x1="21.327cm" svg:y1="11.815cm" svg:x2="25.137cm" svg:y2="11.815cm">
          <text:p text:style-name="P1"><text:span text:style-name="T1">E</text:span><text:span text:style-name="T1">l</text:span><text:span text:style-name="T1">e</text:span><text:span text:style-name="T1">c</text:span><text:span text:style-name="T1">t</text:span><text:span text:style-name="T1">r</text:span><text:span text:style-name="T1">. </text:span><text:span text:style-name="T1">b</text:span><text:span text:style-name="T1">l</text:span><text:span text:style-name="T1">o</text:span><text:span text:style-name="T1">c</text:span><text:span text:style-name="T1">k</text:span></text:p>
          <text:p text:style-name="P1"><text:span text:style-name="T1"/></text:p>
          <text:p text:style-name="P1"><text:span text:style-name="T1">(</text:span><text:span text:style-name="T1">A</text:span><text:span text:style-name="T1">D</text:span><text:span text:style-name="T1">C</text:span><text:span text:style-name="T1">/</text:span><text:span text:style-name="T1">Q</text:span><text:span text:style-name="T1">D</text:span><text:span text:style-name="T1">C</text:span><text:span text:style-name="T1">)</text:span></text:p>
        </draw:line>
        <draw:connector draw:style-name="gr12" draw:text-style-name="P4" draw:layer="layout" draw:type="line" svg:x1="18.813cm" svg:y1="5.665cm" svg:x2="21.732cm" svg:y2="7.184cm" draw:start-shape="id41" draw:start-glue-point="9" draw:end-shape="id43" draw:end-glue-point="5" svg:d="M18813 5665l2919 1519" svg:viewBox="0 0 2920 1520">
          <text:p/>
        </draw:connector>
        <draw:connector draw:style-name="gr12" draw:text-style-name="P4" draw:layer="layout" draw:type="line" svg:x1="22.222cm" svg:y1="9.301cm" svg:x2="23.023cm" svg:y2="10.748cm" draw:start-shape="id44" draw:start-glue-point="8" draw:end-shape="id45" draw:end-glue-point="4" svg:d="M22222 9301l801 1447" svg:viewBox="0 0 802 1448">
          <text:p/>
        </draw:connector>
        <draw:connector draw:style-name="gr12" draw:text-style-name="P4" draw:layer="layout" draw:type="line" svg:x1="23.022cm" svg:y1="12.901cm" svg:x2="23.233cm" svg:y2="14.103cm" draw:start-shape="id46" draw:start-glue-point="8" draw:end-shape="id31" draw:end-glue-point="4" svg:d="M23022 12901l211 1202" svg:viewBox="0 0 212 1203">
          <text:p/>
        </draw:connector>
        <draw:frame draw:style-name="gr19" draw:text-style-name="P6" draw:layer="layout" svg:width="2.032cm" svg:height="3.048cm" svg:x="17.649cm" svg:y="10.553cm">
          <draw:text-box>
            <text:p><text:span text:style-name="T4">in</text:span><text:span text:style-name="T4"><text:line-break/></text:span><text:span text:style-name="T4">el</text:span><text:span text:style-name="T4">. </text:span><text:span text:style-name="T4">ch</text:span><text:span text:style-name="T4">.</text:span></text:p>
            <text:p><text:span text:style-name="T4"/></text:p>
            <text:p><text:span text:style-name="T4"/></text:p>
            <text:p><text:span text:style-name="T4"/></text:p>
            <text:p><text:span text:style-name="T4">ou</text:span><text:span text:style-name="T4">t</text:span></text:p>
            <text:p><text:span text:style-name="T4">el</text:span><text:span text:style-name="T4">. </text:span><text:span text:style-name="T4">ch</text:span><text:span text:style-name="T4">.</text:span></text:p>
          </draw:text-box>
        </draw:frame>
        <draw:frame draw:style-name="gr18" draw:text-style-name="P5" draw:layer="layout" svg:width="2.017cm" svg:height="0.962cm" svg:x="21.713cm" svg:y="4.536cm">
          <draw:text-box>
            <text:p text:style-name="P1">…</text:p>
          </draw:text-box>
        </draw:frame>
        <draw:frame draw:style-name="gr20" draw:text-style-name="P5" draw:layer="layout" svg:width="8.865cm" svg:height="7.441cm" svg:x="1.549cm" svg:y="1.245cm">
          <draw:text-box>
            <text:p><text:span text:style-name="T5">D</text:span><text:span text:style-name="T5">e</text:span><text:span text:style-name="T5">t</text:span><text:span text:style-name="T5">e</text:span><text:span text:style-name="T5">c</text:span><text:span text:style-name="T5">t</text:span><text:span text:style-name="T5">o</text:span><text:span text:style-name="T5">r</text:span><text:span text:style-name="T5">s</text:span><text:span text:style-name="T5">:</text:span></text:p>
            <text:p>Beam detector (MWPC+ToF)</text:p>
            <text:p>Telescope 1 (Left)</text:p>
            <text:p>Telescope 2 (Right)</text:p>
            <text:p>Telescope 3</text:p>
            <text:p>Telescope 4</text:p>
            <text:p/>
            <text:p>ND = neutron = stilbene</text:p>
            <text:p>Gadast</text:p>
            <text:p>Neurad</text:p>
          </draw:text-box>
        </draw:frame>
        <draw:frame draw:style-name="gr21" draw:text-style-name="P5" draw:layer="layout" svg:width="11.176cm" svg:height="4.962cm" svg:x="1.524cm" svg:y="9.373cm">
          <draw:text-box>
            <text:p><text:span text:style-name="T5">S</text:span><text:span text:style-name="T5">t</text:span><text:span text:style-name="T5">a</text:span><text:span text:style-name="T5">ti</text:span><text:span text:style-name="T5">o</text:span><text:span text:style-name="T5">n</text:span><text:span text:style-name="T5">s</text:span><text:span text:style-name="T5">:</text:span></text:p>
            <text:p>Single-sided Si</text:p>
            <text:p>Double-sided Si</text:p>
            <text:p>One MWPC station</text:p>
            <text:p>Crystal array (CsI, LaBr, full Neurad)</text:p>
            <text:p>One ToF station</text:p>
          </draw:text-box>
        </draw:frame>
        <draw:frame draw:style-name="gr22" draw:text-style-name="P6" draw:layer="layout" svg:width="2.54cm" svg:height="0.586cm" svg:x="17.78cm" svg:y="6.435cm">
          <draw:text-box>
            <text:p><text:span text:style-name="T4">ou</text:span><text:span text:style-name="T4">t </text:span><text:span text:style-name="T4">st</text:span><text:span text:style-name="T4">. </text:span><text:span text:style-name="T4">ch</text:span><text:span text:style-name="T4">.</text:span></text:p>
          </draw:text-box>
        </draw:frame>
        <draw:custom-shape draw:style-name="gr38" draw:text-style-name="P4" draw:layer="layout" svg:width="9.906cm" svg:height="12.184cm" svg:x="1.524cm" svg:y="19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7" draw:layer="layout" svg:width="9.398cm" svg:height="13.76cm" svg:x="1.778cm" svg:y="19.641cm">
          <draw:text-box>
            <text:p text:style-name="P1"><text:span text:style-name="T5">C</text:span><text:span text:style-name="T5">a</text:span><text:span text:style-name="T5">li</text:span><text:span text:style-name="T5">b</text:span><text:span text:style-name="T5">r</text:span><text:span text:style-name="T5">a</text:span><text:span text:style-name="T5">ti</text:span><text:span text:style-name="T5">o</text:span><text:span text:style-name="T5">n </text:span><text:span text:style-name="T5">r</text:span><text:span text:style-name="T5">u</text:span><text:span text:style-name="T5">n</text:span></text:p>
            <text:p text:style-name="P1"><text:span text:style-name="T5"/></text:p>
            <text:p text:style-name="P1"><text:span text:style-name="T6">[</text:span><text:span text:style-name="T6">s</text:span><text:span text:style-name="T6">t</text:span><text:span text:style-name="T6">o</text:span><text:span text:style-name="T6">p </text:span><text:span text:style-name="T6">p</text:span><text:span text:style-name="T6">r</text:span><text:span text:style-name="T6">e</text:span><text:span text:style-name="T6">v</text:span><text:span text:style-name="T6">i</text:span><text:span text:style-name="T6">o</text:span><text:span text:style-name="T6">u</text:span><text:span text:style-name="T6">s </text:span><text:span text:style-name="T6">r</text:span><text:span text:style-name="T6">u</text:span><text:span text:style-name="T6">n</text:span><text:span text:style-name="T6">;]</text:span></text:p>
            <text:p text:style-name="P1"><text:span text:style-name="T6">c</text:span><text:span text:style-name="T6">o</text:span><text:span text:style-name="T6">n</text:span><text:span text:style-name="T6">fi</text:span><text:span text:style-name="T6">g</text:span><text:span text:style-name="T6">u</text:span><text:span text:style-name="T6">r</text:span><text:span text:style-name="T6">e </text:span><text:span text:style-name="T6">d</text:span><text:span text:style-name="T6">e</text:span><text:span text:style-name="T6">t</text:span><text:span text:style-name="T6">e</text:span><text:span text:style-name="T6">c</text:span><text:span text:style-name="T6">t</text:span><text:span text:style-name="T6">o</text:span><text:span text:style-name="T6">r </text:span><text:span text:style-name="T6">a</text:span><text:span text:style-name="T6">n</text:span><text:span text:style-name="T6">d </text:span><text:span text:style-name="T6">e</text:span><text:span text:style-name="T6">l</text:span><text:span text:style-name="T6">e</text:span><text:span text:style-name="T6">c</text:span><text:span text:style-name="T6">t</text:span><text:span text:style-name="T6">r</text:span><text:span text:style-name="T6">o</text:span><text:span text:style-name="T6">n</text:span><text:span text:style-name="T6">i</text:span><text:span text:style-name="T6">c</text:span><text:span text:style-name="T6">s </text:span><text:span text:style-name="T6">f</text:span><text:span text:style-name="T6">o</text:span><text:span text:style-name="T6">r </text:span><text:span text:style-name="T6">a </text:span><text:span text:style-name="T6">c</text:span><text:span text:style-name="T6">a</text:span><text:span text:style-name="T6">li</text:span><text:span text:style-name="T6">b</text:span><text:span text:style-name="T6">r</text:span><text:span text:style-name="T6">a</text:span><text:span text:style-name="T6">ti</text:span><text:span text:style-name="T6">o</text:span><text:span text:style-name="T6">n </text:span><text:span text:style-name="T6">r</text:span><text:span text:style-name="T6">u</text:span><text:span text:style-name="T6">n</text:span><text:span text:style-name="T6">;</text:span></text:p>
            <text:p text:style-name="P1"><text:span text:style-name="T6">w</text:span><text:span text:style-name="T6">ri</text:span><text:span text:style-name="T6">t</text:span><text:span text:style-name="T6">e </text:span><text:span text:style-name="T6">s</text:span><text:span text:style-name="T6">e</text:span><text:span text:style-name="T6">t</text:span><text:span text:style-name="T6">u</text:span><text:span text:style-name="T6">p </text:span><text:span text:style-name="T6">c</text:span><text:span text:style-name="T6">o</text:span><text:span text:style-name="T6">n</text:span><text:span text:style-name="T6">fi</text:span><text:span text:style-name="T6">g</text:span><text:span text:style-name="T6">u</text:span><text:span text:style-name="T6">r</text:span><text:span text:style-name="T6">a</text:span><text:span text:style-name="T6">ti</text:span><text:span text:style-name="T6">o</text:span><text:span text:style-name="T6">n </text:span><text:span text:style-name="T6">fi</text:span><text:span text:style-name="T6">l</text:span><text:span text:style-name="T6">e </text:span><text:span text:style-name="T6">a</text:span><text:span text:style-name="T6">c</text:span><text:span text:style-name="T6">c</text:span><text:span text:style-name="T6">o</text:span><text:span text:style-name="T6">r</text:span><text:span text:style-name="T6">d</text:span><text:span text:style-name="T6">i</text:span><text:span text:style-name="T6">n</text:span><text:span text:style-name="T6">g</text:span><text:span text:style-name="T6">l</text:span><text:span text:style-name="T6">y</text:span><text:span text:style-name="T6">;</text:span></text:p>
            <text:p text:style-name="P1"><text:span text:style-name="T6">s</text:span><text:span text:style-name="T6">t</text:span><text:span text:style-name="T6">a</text:span><text:span text:style-name="T6">r</text:span><text:span text:style-name="T6">t </text:span><text:span text:style-name="T6">r</text:span><text:span text:style-name="T6">u</text:span><text:span text:style-name="T6">n </text:span><text:span text:style-name="T6">—</text:span><text:span text:style-name="T6"> </text:span><text:span text:style-name="T6">o</text:span><text:span text:style-name="T6">b</text:span><text:span text:style-name="T6">t</text:span><text:span text:style-name="T6">a</text:span><text:span text:style-name="T6">i</text:span><text:span text:style-name="T6">n </text:span><text:span text:style-name="T6">c</text:span><text:span text:style-name="T6">a</text:span><text:span text:style-name="T6">li</text:span><text:span text:style-name="T6">b</text:span><text:span text:style-name="T6">r</text:span><text:span text:style-name="T6">a</text:span><text:span text:style-name="T6">ti</text:span><text:span text:style-name="T6">o</text:span><text:span text:style-name="T6">n </text:span><text:span text:style-name="T6">d</text:span><text:span text:style-name="T6">a</text:span><text:span text:style-name="T6">t</text:span><text:span text:style-name="T6">a </text:span><text:span text:style-name="T6">—</text:span><text:span text:style-name="T6"> </text:span><text:span text:style-name="T6">s</text:span><text:span text:style-name="T6">t</text:span><text:span text:style-name="T6">o</text:span><text:span text:style-name="T6">p </text:span><text:span text:style-name="T6">r</text:span><text:span text:style-name="T6">u</text:span><text:span text:style-name="T6">n</text:span><text:span text:style-name="T6">;</text:span></text:p>
            <text:p text:style-name="P1"><text:span text:style-name="T6">p</text:span><text:span text:style-name="T6">e</text:span><text:span text:style-name="T6">r</text:span><text:span text:style-name="T6">f</text:span><text:span text:style-name="T6">o</text:span><text:span text:style-name="T6">r</text:span><text:span text:style-name="T6">m</text:span><text:span text:style-name="T6"> </text:span><text:span text:style-name="T6">c</text:span><text:span text:style-name="T6">a</text:span><text:span text:style-name="T6">li</text:span><text:span text:style-name="T6">b</text:span><text:span text:style-name="T6">r</text:span><text:span text:style-name="T6">a</text:span><text:span text:style-name="T6">ti</text:span><text:span text:style-name="T6">o</text:span><text:span text:style-name="T6">n </text:span><text:span text:style-name="T6">d</text:span><text:span text:style-name="T6">a</text:span><text:span text:style-name="T6">t</text:span><text:span text:style-name="T6">a </text:span><text:span text:style-name="T6">a</text:span><text:span text:style-name="T6">n</text:span><text:span text:style-name="T6">a</text:span><text:span text:style-name="T6">l</text:span><text:span text:style-name="T6">y</text:span><text:span text:style-name="T6">s</text:span><text:span text:style-name="T6">i</text:span><text:span text:style-name="T6">s </text:span><text:span text:style-name="T6">a</text:span><text:span text:style-name="T6">n</text:span><text:span text:style-name="T6">d </text:span><text:span text:style-name="T6">p</text:span><text:span text:style-name="T6">r</text:span><text:span text:style-name="T6">o</text:span><text:span text:style-name="T6">d</text:span><text:span text:style-name="T6">u</text:span><text:span text:style-name="T6">c</text:span><text:span text:style-name="T6">e</text:span></text:p>
            <text:p text:style-name="P1"><text:span text:style-name="T7"/></text:p>
            <text:p text:style-name="P1"><text:span text:style-name="T7">c</text:span><text:span text:style-name="T7">a</text:span><text:span text:style-name="T7">li</text:span><text:span text:style-name="T7">b</text:span><text:span text:style-name="T7">r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f</text:span><text:span text:style-name="T7">il</text:span><text:span text:style-name="T7">e</text:span><text:span text:style-name="T6">;</text:span></text:p>
            <text:p text:style-name="P1"><text:span text:style-name="T6"/></text:p>
            <text:p text:style-name="P1"><text:span text:style-name="T6">[</text:span><text:span text:style-name="T6">c</text:span><text:span text:style-name="T6">o</text:span><text:span text:style-name="T6">n</text:span><text:span text:style-name="T6">fi</text:span><text:span text:style-name="T6">g</text:span><text:span text:style-name="T6">u</text:span><text:span text:style-name="T6">r</text:span><text:span text:style-name="T6">e </text:span><text:span text:style-name="T6">d</text:span><text:span text:style-name="T6">e</text:span><text:span text:style-name="T6">t</text:span><text:span text:style-name="T6">e</text:span><text:span text:style-name="T6">c</text:span><text:span text:style-name="T6">t</text:span><text:span text:style-name="T6">o</text:span><text:span text:style-name="T6">r </text:span><text:span text:style-name="T6">a</text:span><text:span text:style-name="T6">n</text:span><text:span text:style-name="T6">d </text:span><text:span text:style-name="T6">e</text:span><text:span text:style-name="T6">l</text:span><text:span text:style-name="T6">e</text:span><text:span text:style-name="T6">c</text:span><text:span text:style-name="T6">t</text:span><text:span text:style-name="T6">r</text:span><text:span text:style-name="T6">o</text:span><text:span text:style-name="T6">n</text:span><text:span text:style-name="T6">i</text:span><text:span text:style-name="T6">c</text:span><text:span text:style-name="T6">s </text:span><text:span text:style-name="T6">f</text:span><text:span text:style-name="T6">o</text:span><text:span text:style-name="T6">r </text:span><text:span text:style-name="T6">t</text:span><text:span text:style-name="T6">h</text:span><text:span text:style-name="T6">e </text:span><text:span text:style-name="T6">n</text:span><text:span text:style-name="T6">e</text:span><text:span text:style-name="T6">x</text:span><text:span text:style-name="T6">t </text:span><text:span text:style-name="T6">(</text:span><text:span text:style-name="T6">p</text:span><text:span text:style-name="T6">h</text:span><text:span text:style-name="T6">y</text:span><text:span text:style-name="T6">s</text:span><text:span text:style-name="T6">i</text:span><text:span text:style-name="T6">c</text:span><text:span text:style-name="T6">s</text:span><text:span text:style-name="T6">) </text:span><text:span text:style-name="T6">r</text:span><text:span text:style-name="T6">u</text:span><text:span text:style-name="T6">n</text:span><text:span text:style-name="T6">;]</text:span></text:p>
            <text:p text:style-name="P1"><text:span text:style-name="T6">[</text:span><text:span text:style-name="T6">w</text:span><text:span text:style-name="T6">ri</text:span><text:span text:style-name="T6">t</text:span><text:span text:style-name="T6">e </text:span><text:span text:style-name="T6">s</text:span><text:span text:style-name="T6">e</text:span><text:span text:style-name="T6">t</text:span><text:span text:style-name="T6">u</text:span><text:span text:style-name="T6">p </text:span><text:span text:style-name="T6">c</text:span><text:span text:style-name="T6">o</text:span><text:span text:style-name="T6">n</text:span><text:span text:style-name="T6">fi</text:span><text:span text:style-name="T6">g</text:span><text:span text:style-name="T6">u</text:span><text:span text:style-name="T6">r</text:span><text:span text:style-name="T6">a</text:span><text:span text:style-name="T6">ti</text:span><text:span text:style-name="T6">o</text:span><text:span text:style-name="T6">n </text:span><text:span text:style-name="T6">fi</text:span><text:span text:style-name="T6">l</text:span><text:span text:style-name="T6">e </text:span><text:span text:style-name="T6">a</text:span><text:span text:style-name="T6">c</text:span><text:span text:style-name="T6">c</text:span><text:span text:style-name="T6">o</text:span><text:span text:style-name="T6">r</text:span><text:span text:style-name="T6">d</text:span><text:span text:style-name="T6">i</text:span><text:span text:style-name="T6">n</text:span><text:span text:style-name="T6">g</text:span><text:span text:style-name="T6">l</text:span><text:span text:style-name="T6">y</text:span><text:span text:style-name="T6">;]</text:span></text:p>
          </draw:text-box>
        </draw:frame>
        <draw:custom-shape draw:style-name="gr25" draw:text-style-name="P4" xml:id="id47" draw:id="id47" draw:layer="layout" svg:width="5.08cm" svg:height="1.37cm" svg:x="3.964cm" svg:y="26.577cm">
          <text:p/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6" draw:text-style-name="P4" draw:layer="layout" draw:type="curve" svg:x1="9.044cm" svg:y1="27.262cm" svg:x2="21.886cm" svg:y2="28.273cm" draw:start-shape="id47" draw:start-glue-point="7" draw:end-shape="id35" draw:end-glue-point="5" svg:d="M9044 27262c8562 0 12842 337 12842 1011" svg:viewBox="0 0 12843 1012">
          <text:p/>
        </draw:connector>
        <draw:connector draw:style-name="gr26" draw:text-style-name="P4" draw:layer="layout" draw:type="curve" svg:x1="9.044cm" svg:y1="27.262cm" svg:x2="14.285cm" svg:y2="28.272cm" draw:start-shape="id47" draw:start-glue-point="7" draw:end-shape="id33" draw:end-glue-point="5" svg:d="M9044 27262c3494 0 5241 336 5241 1010" svg:viewBox="0 0 5242 1011">
          <text:p/>
        </draw:connector>
        <draw:custom-shape draw:style-name="gr27" draw:text-style-name="P8" draw:layer="layout" svg:width="11.176cm" svg:height="6.604cm" svg:x="1.524cm" svg:y="34.011cm">
          <text:p text:style-name="P1"><text:span text:style-name="T5">Simulation:</text:span></text:p>
          <text:p text:style-name="P1"><text:span text:style-name="T6">Geant4 Eloss → ProcessHits() →</text:span><text:span text:style-name="T6"><text:line-break/></text:span><text:span text:style-name="T6"> </text:span><text:span text:style-name="T7">[DIGITIZATION]</text:span><text:span text:style-name="T6"> → Edep</text:span></text:p>
          <text:p text:style-name="P1"><text:span text:style-name="T6"/></text:p>
          <text:p text:style-name="P1"><text:span text:style-name="T5">Experimental data analysis:</text:span></text:p>
          <text:p text:style-name="P1"><text:span text:style-name="T6">DetMessage → </text:span><text:span text:style-name="T7">[CALIBRATION]</text:span><text:span text:style-name="T6"> →</text:span><text:span text:style-name="T6"><text:line-break/></text:span><text:span text:style-name="T6">CalDetMessage ~ Ede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xml:id="id48" draw:id="id48" draw:layer="layout" svg:width="7.366cm" svg:height="1.37cm" draw:transform="rotate (-1.5707963267949) translate (28.423cm 19.681cm)">
          <text:p text:style-name="P1">Setup configuration file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6" draw:text-style-name="P4" draw:layer="layout" draw:type="curve" draw:line-skew="-0.004cm" svg:x1="27.738cm" svg:y1="19.681cm" svg:x2="16.979cm" svg:y2="19.089cm" draw:start-shape="id48" draw:start-glue-point="5" draw:end-shape="id27" draw:end-glue-point="11" svg:d="M27738 19681c0-1951-10759-1655-10759-592" svg:viewBox="0 0 10760 1430">
          <text:p/>
        </draw:connector>
        <draw:connector draw:style-name="gr26" draw:text-style-name="P4" draw:layer="layout" draw:type="curve" draw:line-skew="0.623cm" svg:x1="27.738cm" svg:y1="19.681cm" svg:x2="24.58cm" svg:y2="19.09cm" draw:start-shape="id48" draw:start-glue-point="5" draw:end-shape="id29" draw:end-glue-point="11" svg:d="M27738 19681c0-1008-3158-712-3158-591" svg:viewBox="0 0 3159 728">
          <text:p/>
        </draw:connector>
        <draw:connector draw:style-name="gr26" draw:text-style-name="P4" draw:layer="layout" draw:type="curve" svg:x1="27.738cm" svg:y1="27.047cm" svg:x2="21.332cm" svg:y2="40.557cm" draw:start-shape="id48" draw:start-glue-point="7" draw:end-shape="id37" draw:end-glue-point="10" svg:d="M27738 27047c0 9007-2135 13510-6406 13510" svg:viewBox="0 0 6407 13511">
          <text:p/>
        </draw:connector>
        <draw:connector draw:style-name="gr12" draw:text-style-name="P4" draw:layer="layout" draw:type="line" svg:x1="15.632cm" svg:y1="17.755cm" svg:x2="15.632cm" svg:y2="18.926cm" draw:start-shape="id26" draw:start-glue-point="2" draw:end-shape="id27" draw:end-glue-point="4" svg:d="M15632 17755v1171" svg:viewBox="0 0 1 1172">
          <text:p/>
        </draw:connector>
        <draw:connector draw:style-name="gr12" draw:text-style-name="P4" draw:layer="layout" draw:type="line" svg:x1="23.233cm" svg:y1="17.755cm" svg:x2="23.233cm" svg:y2="18.927cm" draw:start-shape="id32" draw:start-glue-point="2" draw:end-shape="id29" draw:end-glue-point="4" svg:d="M23233 17755v1172" svg:viewBox="0 0 1 1173">
          <text:p/>
        </draw:connector>
        <draw:custom-shape draw:style-name="gr39" draw:text-style-name="P2" xml:id="id49" draw:id="id49" draw:layer="layout" svg:width="3.81cm" svg:height="1.033cm" svg:x="13.728cm" svg:y="23.526cm">
          <text:p text:style-name="P1"><text:span text:style-name="T1">Filtering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50" draw:id="id50" draw:layer="layout" svg:width="3.81cm" svg:height="1.323cm" svg:x="13.728cm" svg:y="25.552cm">
          <text:p text:style-name="P1"><text:span text:style-name="T2">DetMessage</text:span></text:p>
          <text:p text:style-name="P1"><text:span text:style-name="T2">&lt;st,stCh,val&gt;</text:span></text:p>
          <draw:enhanced-geometry svg:viewBox="0 0 21600 21600" draw:type="rectangle" draw:enhanced-path="M 0 0 L 21600 0 21600 21600 0 21600 0 0 Z N"/>
        </draw:custom-shape>
        <draw:custom-shape draw:style-name="gr40" draw:text-style-name="P2" xml:id="id51" draw:id="id51" draw:layer="layout" svg:width="3.81cm" svg:height="1.032cm" svg:x="21.329cm" svg:y="23.527cm">
          <text:p text:style-name="P1"><text:span text:style-name="T1">Filtering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xml:id="id52" draw:id="id52" draw:layer="layout" svg:width="3.81cm" svg:height="1.322cm" svg:x="21.329cm" svg:y="25.553cm">
          <text:p text:style-name="P1"><text:span text:style-name="T2">DetMessage</text:span></text:p>
          <text:p text:style-name="P1"><text:span text:style-name="T2">&lt;st,stCh,val&gt;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5.633cm" svg:y1="24.559cm" svg:x2="15.633cm" svg:y2="25.552cm" draw:start-shape="id49" draw:start-glue-point="8" draw:end-shape="id50" draw:end-glue-point="0" svg:d="M15633 24559v993" svg:viewBox="0 0 1 994">
          <text:p/>
        </draw:connector>
        <draw:connector draw:style-name="gr12" draw:text-style-name="P4" draw:layer="layout" draw:type="line" svg:x1="23.234cm" svg:y1="24.559cm" svg:x2="23.234cm" svg:y2="25.553cm" draw:start-shape="id51" draw:start-glue-point="8" draw:end-shape="id52" draw:end-glue-point="0" svg:d="M23234 24559v994" svg:viewBox="0 0 1 995">
          <text:p/>
        </draw:connector>
        <draw:connector draw:style-name="gr12" draw:text-style-name="P4" draw:layer="layout" draw:type="line" svg:x1="15.632cm" svg:y1="22.475cm" svg:x2="15.633cm" svg:y2="23.526cm" draw:start-shape="id28" draw:start-glue-point="2" draw:end-shape="id49" draw:end-glue-point="4" svg:d="M15632 22475l1 1051" svg:viewBox="0 0 2 1052">
          <text:p/>
        </draw:connector>
        <draw:connector draw:style-name="gr12" draw:text-style-name="P4" draw:layer="layout" draw:type="line" svg:x1="23.233cm" svg:y1="22.475cm" svg:x2="23.234cm" svg:y2="23.527cm" draw:start-shape="id30" draw:start-glue-point="2" draw:end-shape="id51" draw:end-glue-point="4" svg:d="M23233 22475l1 1052" svg:viewBox="0 0 2 1053">
          <text:p/>
        </draw:connector>
        <draw:connector draw:style-name="gr12" draw:text-style-name="P4" draw:layer="layout" draw:type="line" svg:x1="15.633cm" svg:y1="26.875cm" svg:x2="15.632cm" svg:y2="28.046cm" draw:start-shape="id50" draw:start-glue-point="2" draw:end-shape="id33" draw:end-glue-point="4" svg:d="M15633 26875l-1 1171" svg:viewBox="0 0 2 1172">
          <text:p/>
        </draw:connector>
        <draw:connector draw:style-name="gr12" draw:text-style-name="P4" draw:layer="layout" draw:type="line" svg:x1="23.234cm" svg:y1="26.875cm" svg:x2="23.233cm" svg:y2="28.047cm" draw:start-shape="id52" draw:start-glue-point="2" draw:end-shape="id35" svg:d="M23234 26875l-1 1172" svg:viewBox="0 0 2 1173">
          <text:p/>
        </draw:connector>
        <draw:custom-shape draw:style-name="gr41" draw:text-style-name="P1" draw:layer="layout" svg:width="0.508cm" svg:height="0.508cm" draw:transform="rotate (-3.14159265358979) translate (17.538cm 26.0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1" draw:layer="layout" svg:width="0.508cm" svg:height="0.508cm" draw:transform="rotate (-3.14159265358979) translate (25.146cm 26.06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xml:id="id53" draw:id="id53" draw:layer="layout" svg:width="3.81cm" svg:height="1.549cm" svg:x="13.727cm" svg:y="33.446cm">
          <text:p text:style-name="P1"><text:span text:style-name="T1">Filte</text:span><text:span text:style-name="T1">ring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55" draw:id="id55" draw:layer="layout" svg:width="3.81cm" svg:height="1.548cm" svg:x="21.328cm" svg:y="33.447cm">
          <text:p text:style-name="P1"><text:span text:style-name="T1">Filtering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54" draw:id="id54" draw:layer="layout" svg:width="4.572cm" svg:height="2.286cm" svg:x="13.331cm" svg:y="35.753cm">
          <text:p text:style-name="P1"><text:span text:style-name="T2">CalDetMess</text:span><text:span text:style-name="T2">age</text:span></text:p>
          <text:p text:style-name="P1"><text:span text:style-name="T2">&lt;st,stCh,c</text:span><text:span text:style-name="T2">alVal&gt;</text:span></text:p>
          <text:p text:style-name="P1"><text:span text:style-name="T2"/></text:p>
          <text:p text:style-name="P1"><text:span text:style-name="T3">(TDC:calVal=ca</text:span><text:span text:style-name="T3">lTime)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56" draw:id="id56" draw:layer="layout" svg:width="4.572cm" svg:height="2.286cm" svg:x="20.951cm" svg:y="35.754cm">
          <text:p text:style-name="P1"><text:span text:style-name="T2">CalDetMess</text:span><text:span text:style-name="T2">age</text:span></text:p>
          <text:p text:style-name="P1"><text:span text:style-name="T2">&lt;st,stCh,c</text:span><text:span text:style-name="T2">alVal&gt;</text:span></text:p>
          <text:p text:style-name="P1"><text:span text:style-name="T3"/></text:p>
          <text:p text:style-name="P1"><text:span text:style-name="T3">(ADC:calVal=ca</text:span><text:span text:style-name="T3">lEdep)</text:span></text:p>
          <text:p text:style-name="P1"><text:span text:style-name="T3">(QDC:calVal=ca</text:span><text:span text:style-name="T3">lEdep)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5.632cm" svg:y1="34.995cm" svg:x2="15.617cm" svg:y2="35.753cm" draw:start-shape="id53" draw:start-glue-point="8" draw:end-shape="id54" draw:end-glue-point="0" svg:d="M15632 34995l-15 758" svg:viewBox="0 0 16 759">
          <text:p/>
        </draw:connector>
        <draw:connector draw:style-name="gr12" draw:text-style-name="P4" draw:layer="layout" draw:type="line" svg:x1="23.233cm" svg:y1="34.995cm" svg:x2="23.237cm" svg:y2="35.754cm" draw:start-shape="id55" draw:start-glue-point="8" draw:end-shape="id56" draw:end-glue-point="0" svg:d="M23233 34995l4 759" svg:viewBox="0 0 5 760">
          <text:p/>
        </draw:connector>
        <draw:connector draw:style-name="gr12" draw:text-style-name="P4" draw:layer="layout" draw:type="line" svg:x1="15.617cm" svg:y1="32.639cm" svg:x2="15.632cm" svg:y2="33.446cm" draw:start-shape="id34" draw:start-glue-point="2" draw:end-shape="id53" draw:end-glue-point="4" svg:d="M15617 32639l15 807" svg:viewBox="0 0 16 808">
          <text:p/>
        </draw:connector>
        <draw:connector draw:style-name="gr12" draw:text-style-name="P4" draw:layer="layout" draw:type="line" svg:x1="23.237cm" svg:y1="32.64cm" svg:x2="23.233cm" svg:y2="33.447cm" draw:start-shape="id36" draw:start-glue-point="2" draw:end-shape="id55" draw:end-glue-point="4" svg:d="M23237 32640l-4 807" svg:viewBox="0 0 5 808">
          <text:p/>
        </draw:connector>
        <draw:connector draw:style-name="gr12" draw:text-style-name="P4" draw:layer="layout" draw:type="line" svg:x1="15.617cm" svg:y1="38.039cm" svg:x2="18.08cm" svg:y2="40.011cm" draw:start-shape="id54" draw:start-glue-point="2" draw:end-shape="id37" draw:end-glue-point="5" svg:d="M15617 38039l2463 1972" svg:viewBox="0 0 2464 1973">
          <text:p/>
        </draw:connector>
        <draw:connector draw:style-name="gr12" draw:text-style-name="P4" draw:layer="layout" draw:type="line" svg:x1="23.237cm" svg:y1="38.04cm" svg:x2="20.774cm" svg:y2="40.011cm" draw:start-shape="id56" draw:start-glue-point="2" draw:end-shape="id37" draw:end-glue-point="11" svg:d="M23237 38040l-2463 1971" svg:viewBox="0 0 2464 1972">
          <text:p/>
        </draw:connector>
        <draw:custom-shape draw:style-name="gr41" draw:text-style-name="P1" draw:layer="layout" svg:width="0.508cm" svg:height="0.508cm" draw:transform="rotate (-3.14159265358979) translate (17.903cm 36.26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1" draw:layer="layout" svg:width="0.508cm" svg:height="0.508cm" draw:transform="rotate (-3.14159265358979) translate (25.523cm 36.26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9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1.27cm" fo:margin-right="1.27cm" fo:page-width="29.693cm" fo:page-height="50.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427cm" svg:height="7.575cm" svg:x="3.286cm" svg:y="2.485cm"/>
      <draw:page-thumbnail draw:layer="backgroundobjects" svg:width="4.427cm" svg:height="7.575cm" svg:x="3.286cm" svg:y="11.061cm"/>
      <draw:page-thumbnail draw:layer="backgroundobjects" svg:width="4.427cm" svg:height="7.575cm" svg:x="3.286cm" svg:y="19.637cm"/>
      <draw:page-thumbnail draw:layer="backgroundobjects" svg:width="4.427cm" svg:height="7.575cm" svg:x="13.286cm" svg:y="2.485cm"/>
      <draw:page-thumbnail draw:layer="backgroundobjects" svg:width="4.427cm" svg:height="7.575cm" svg:x="13.286cm" svg:y="11.061cm"/>
      <draw:page-thumbnail draw:layer="backgroundobjects" svg:width="4.427cm" svg:height="7.575cm" svg:x="13.286cm" svg:y="19.637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1:41:52.743779648</meta:creation-date>
    <dc:date>2018-07-02T13:44:07.511489571</dc:date>
    <meta:editing-duration>PT53M28S</meta:editing-duration>
    <meta:editing-cycles>15</meta:editing-cycles>
    <meta:generator>LibreOffice/6.0.3.2$Linux_X86_64 LibreOffice_project/00m0$Build-2</meta:generator>
    <meta:document-statistic meta:object-count="297"/>
  </office:meta>
</office:document-meta>
</file>